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2.0425in"/>
    </style:style>
    <style:style style:name="co4" style:family="table-column">
      <style:table-column-properties fo:break-before="auto" style:column-width="2.1189in"/>
    </style:style>
    <style:style style:name="co5" style:family="table-column">
      <style:table-column-properties fo:break-before="auto" style:column-width="0.9453in"/>
    </style:style>
    <style:style style:name="co6" style:family="table-column">
      <style:table-column-properties fo:break-before="auto" style:column-width="4.8661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3291in" fo:break-before="auto" style:use-optimal-row-height="false"/>
    </style:style>
    <style:style style:name="ro6" style:family="table-row">
      <style:table-row-properties style:row-height="0.470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2709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589in" fo:break-before="auto" style:use-optimal-row-height="false"/>
    </style:style>
    <style:style style:name="ro12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14" style:family="table-row">
      <style:table-row-properties style:row-height="0.5772in" fo:break-before="auto" style:use-optimal-row-height="false"/>
    </style:style>
    <style:style style:name="ro15" style:family="table-row">
      <style:table-row-properties style:row-height="0.5535in" fo:break-before="auto" style:use-optimal-row-height="false"/>
    </style:style>
    <style:style style:name="ro16" style:family="table-row">
      <style:table-row-properties style:row-height="0.6236in" fo:break-before="auto" style:use-optimal-row-height="false"/>
    </style:style>
    <style:style style:name="ro17" style:family="table-row">
      <style:table-row-properties style:row-height="0.4236in" fo:break-before="auto" style:use-optimal-row-height="false"/>
    </style:style>
    <style:style style:name="ro18" style:family="table-row">
      <style:table-row-properties style:row-height="1.1555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1.1661in" fo:break-before="auto" style:use-optimal-row-height="false"/>
    </style:style>
    <style:style style:name="ro21" style:family="table-row">
      <style:table-row-properties style:row-height="0.2201in" fo:break-before="auto" style:use-optimal-row-height="false"/>
    </style:style>
    <style:style style:name="ro22" style:family="table-row">
      <style:table-row-properties style:row-height="1.3453in" fo:break-before="auto" style:use-optimal-row-height="false"/>
    </style:style>
    <style:style style:name="ro23" style:family="table-row">
      <style:table-row-properties style:row-height="1.2354in" fo:break-before="auto" style:use-optimal-row-height="false"/>
    </style:style>
    <style:style style:name="ro24" style:family="table-row">
      <style:table-row-properties style:row-height="0.8717in" fo:break-before="auto" style:use-optimal-row-height="false"/>
    </style:style>
    <style:style style:name="ro25" style:family="table-row">
      <style:table-row-properties style:row-height="0.8362in" fo:break-before="auto" style:use-optimal-row-height="false"/>
    </style:style>
    <style:style style:name="ro26" style:family="table-row">
      <style:table-row-properties style:row-height="0.6118in" fo:break-before="auto" style:use-optimal-row-height="false"/>
    </style:style>
    <style:style style:name="ro27" style:family="table-row">
      <style:table-row-properties style:row-height="0.2354in" fo:break-before="auto" style:use-optimal-row-height="false"/>
    </style:style>
    <style:style style:name="ro28" style:family="table-row">
      <style:table-row-properties style:row-height="0.9654in" fo:break-before="auto" style:use-optimal-row-height="false"/>
    </style:style>
    <style:style style:name="ro29" style:family="table-row">
      <style:table-row-properties style:row-height="0.9299in" fo:break-before="auto" style:use-optimal-row-height="false"/>
    </style:style>
    <style:style style:name="ro30" style:family="table-row">
      <style:table-row-properties style:row-height="1.0126in" fo:break-before="auto" style:use-optimal-row-height="false"/>
    </style:style>
    <style:style style:name="ro31" style:family="table-row">
      <style:table-row-properties style:row-height="0.9665in" fo:break-before="auto" style:use-optimal-row-height="false"/>
    </style:style>
    <style:style style:name="ro32" style:family="table-row">
      <style:table-row-properties style:row-height="0.7173in" fo:break-before="auto" style:use-optimal-row-height="false"/>
    </style:style>
    <style:style style:name="ro33" style:family="table-row">
      <style:table-row-properties style:row-height="0.8492in" fo:break-before="auto" style:use-optimal-row-height="true"/>
    </style:style>
    <style:style style:name="ro34" style:family="table-row">
      <style:table-row-properties style:row-height="0.8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dddddd" style:vertical-align="to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transparent" style:vertical-align="top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19" style:family="table-cell" style:parent-style-name="Default">
      <style:table-cell-properties fo:wrap-option="wrap"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fo:wrap-option="wrap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dddddd" style:vertical-align="top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ff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ffffff" style:vertical-align="top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transparent" style:vertical-align="top"/>
      <style:text-properties fo:font-size="11pt" style:font-size-asian="11pt" style:font-size-complex="11pt"/>
    </style:style>
    <style:style style:name="ce28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33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style:font-name="Arial" fo:font-size="10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3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36" style:family="table-cell" style:parent-style-name="Default">
      <style:table-cell-properties fo:border-bottom="0.0346in solid #000000" fo:border-left="0.0346in solid #000000" fo:border-right="0.0138in solid #000000" fo:border-top="0.0138in solid #000000" style:vertical-align="top"/>
      <style:text-properties style:font-name="Arial" fo:font-size="10pt" style:font-size-asian="11pt" style:font-size-complex="11pt"/>
    </style:style>
    <style:style style:name="ce37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 fo:margin-left="0in"/>
      <style:text-properties style:font-name="Arial" fo:font-size="10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0138in solid #000000" fo:border-left="0.0346in solid #000000" fo:border-right="0.0138in solid #000000" fo:border-top="0.0346in solid #000000" style:vertical-align="top"/>
      <style:text-properties style:font-name="Arial" fo:font-size="10pt" style:font-size-asian="11pt" style:font-size-complex="11pt"/>
    </style:style>
    <style:style style:name="ce39" style:family="table-cell" style:parent-style-name="Default">
      <style:table-cell-properties fo:border-bottom="0.0138in solid #000000" fo:border-left="0.0346in solid #000000" fo:border-right="0.0138in solid #000000" fo:border-top="0.0138in solid #000000" style:vertical-align="top"/>
      <style:text-properties style:font-name="Arial" fo:font-size="10pt" style:font-size-asian="11pt" style:font-size-complex="11pt"/>
    </style:style>
    <style:style style:name="ce40" style:family="table-cell" style:parent-style-name="Default">
      <style:table-cell-properties fo:border="0.0346in solid #000000" style:vertical-align="top"/>
      <style:text-properties style:font-name="Arial" fo:font-size="10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42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in"/>
      <style:text-properties style:font-name="Arial" fo:font-size="10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44" style:family="table-cell" style:parent-style-name="Default">
      <style:table-cell-properties fo:border-bottom="0.0346in solid #000000" fo:border-left="none" fo:border-right="none" fo:border-top="none" style:vertical-align="top"/>
      <style:text-properties style:font-name="Arial" fo:font-size="10pt" style:font-size-asian="11pt" style:font-size-complex="11pt"/>
    </style:style>
    <style:style style:name="ce45" style:family="table-cell" style:parent-style-name="Default">
      <style:table-cell-properties fo:border-bottom="none" fo:border-left="none" fo:border-right="0.0138in solid #000000" fo:border-top="none" style:vertical-align="top"/>
      <style:text-properties style:font-name="Arial" fo:font-size="10pt"/>
    </style:style>
    <style:style style:name="ce4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47" style:family="table-cell" style:parent-style-name="Default">
      <style:table-cell-properties fo:border-bottom="0.0138in solid #000000" fo:border-left="none" fo:border-right="0.0138in solid #000000" fo:border-top="none" style:vertical-align="top"/>
      <style:text-properties style:font-name="Arial" fo:font-size="10pt"/>
    </style:style>
    <style:style style:name="ce48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in"/>
      <style:text-properties style:font-name="Arial" fo:font-size="10pt" fo:language="en" fo:country="US" fo:font-weight="bold" style:font-name-asian="Helvetica-Bold" style:font-size-asian="11pt" style:language-asian="en" style:country-asian="US" style:font-weight-asian="bold" style:font-name-complex="Helvetica-Bold" style:font-size-complex="11pt" style:language-complex="en" style:country-complex="US" style:font-weight-complex="bold"/>
    </style:style>
    <style:style style:name="ce4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fo:font-weight="bold" style:font-name-asian="Helvetica-Bold" style:font-size-asian="11pt" style:language-asian="en" style:country-asian="US" style:font-weight-asian="bold" style:font-name-complex="Helvetica-Bold" style:font-size-complex="11pt" style:language-complex="en" style:country-complex="US" style:font-weight-complex="bold"/>
    </style:style>
    <style:style style:name="ce50" style:family="table-cell" style:parent-style-name="Default">
      <style:table-cell-properties fo:border-bottom="0.0346in solid #000000" fo:border-left="0.0346in solid #000000" fo:border-right="0.0138in solid #000000" fo:border-top="0.0346in solid #000000" style:vertical-align="top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52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 fo:margin-left="0in"/>
      <style:text-properties style:font-name="Arial" fo:font-size="10pt" fo:font-weight="bold" style:font-name-asian="Helvetica-Bold" style:font-size-asian="11pt" style:language-asian="en" style:country-asian="US" style:font-weight-asian="bold" style:font-name-complex="Helvetica-Bold" style:font-size-complex="11pt" style:language-complex="en" style:country-complex="US" style:font-weight-complex="bold"/>
    </style:style>
    <style:style style:name="ce5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54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" fo:font-size="10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5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5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</style:style>
    <style:style style:name="ce5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</style:style>
    <style:style style:name="ce6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346in solid #000000" style:vertical-align="top"/>
    </style:style>
    <style:style style:name="ce62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346in solid #000000" style:vertical-align="top"/>
    </style:style>
    <style:style style:name="ce63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346in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346in solid #000000" style:vertical-align="top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/>
    </style:style>
    <style:style style:name="ce68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in"/>
      <style:text-properties style:font-name="Arial" fo:font-size="10pt"/>
    </style:style>
    <style:style style:name="ce69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/>
    </style:style>
    <style:style style:name="ce7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/>
    </style:style>
    <style:style style:name="ce71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/>
    </style:style>
    <style:style style:name="ce7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/>
    </style:style>
    <style:style style:name="ce73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/>
    </style:style>
    <style:style style:name="ce74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/>
    </style:style>
    <style:style style:name="ce75" style:family="table-cell" style:parent-style-name="Default" style:data-style-name="N44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/>
    </style:style>
    <style:style style:name="ce76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/>
    </style:style>
    <style:style style:name="ce77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 style:vertical-align="top"/>
      <style:paragraph-properties fo:text-align="center"/>
      <style:text-properties style:font-name="Arial" fo:font-size="10pt"/>
    </style:style>
    <style:style style:name="ce7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/>
    </style:style>
    <style:style style:name="ce79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 style:vertical-align="top"/>
      <style:paragraph-properties fo:text-align="center"/>
      <style:text-properties style:font-name="Arial" fo:font-size="10pt"/>
    </style:style>
    <style:style style:name="ce80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1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/>
    </style:style>
    <style:style style:name="ce82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/>
    </style:style>
    <style:style style:name="ce83" style:family="table-cell" style:parent-style-name="Default">
      <style:table-cell-properties fo:border-bottom="0.0346in solid #000000" fo:border-left="none" fo:border-right="0.0346in solid #000000" fo:border-top="0.0346in solid #000000"/>
    </style:style>
    <style:style style:name="ce8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/>
    </style:style>
    <style:style style:name="ce8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/>
    </style:style>
    <style:style style:name="ce86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</style:style>
    <style:style style:name="ce8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</style:style>
    <style:style style:name="ce89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/>
    </style:style>
    <style:style style:name="ce90" style:family="table-cell" style:parent-style-name="Default" style:data-style-name="N43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91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92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</style:style>
    <style:style style:name="ce93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</style:style>
    <style:style style:name="ce94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</style:style>
    <style:style style:name="ce9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/>
    </style:style>
    <style:style style:name="ce97" style:family="table-cell" style:parent-style-name="Default">
      <style:table-cell-properties fo:border-bottom="0.0346in solid #000000" fo:border-left="none" fo:border-right="none" fo:border-top="0.0346in solid #000000"/>
    </style:style>
    <style:style style:name="ce9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9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</style:style>
    <style:style style:name="ce10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</style:style>
    <style:style style:name="ce102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/>
    </style:style>
    <style:style style:name="ce103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/>
    </style:style>
    <style:style style:name="ce104" style:family="table-cell" style:parent-style-name="Default">
      <style:table-cell-properties fo:border-bottom="none" fo:background-color="#83caff" style:text-align-source="fix" style:repeat-content="false" fo:border-left="0.0138in solid #000000" fo:border-right="0.0138in solid #000000" fo:border-top="none" style:vertical-align="top"/>
      <style:paragraph-properties fo:text-align="center" fo:margin-left="0in"/>
      <style:text-properties style:font-name="Arial" fo:font-size="10pt"/>
    </style:style>
    <style:style style:name="ce105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none" style:vertical-align="top"/>
      <style:paragraph-properties fo:text-align="center" fo:margin-left="0in"/>
      <style:text-properties style:font-name="Arial" fo:font-size="10pt"/>
    </style:style>
    <style:style style:name="ce106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center" fo:margin-left="0in"/>
    </style:style>
    <style:style style:name="ce10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10pt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10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  <style:text-properties style:font-name="Arial" fo:font-size="10pt"/>
    </style:style>
    <style:style style:name="ce113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language-asian="en" style:country-asian="US" style:language-complex="en" style:country-complex="US"/>
    </style:style>
    <style:style style:name="ce11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/>
    </style:style>
    <style:style style:name="ce11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language-asian="en" style:country-asian="US" style:language-complex="en" style:country-complex="US"/>
    </style:style>
    <style:style style:name="ce11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language-asian="en" style:country-asian="US" style:language-complex="en" style:country-complex="US"/>
    </style:style>
    <style:style style:name="ce11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in"/>
      <style:text-properties style:font-name="Arial" fo:font-size="1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/>
    </style:style>
    <style:style style:name="ce11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/>
    </style:style>
    <style:style style:name="ce12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language="en" fo:country="US" style:font-name-asian="SegoeUI" style:font-size-asian="9.5pt" style:language-asian="en" style:country-asian="US" style:font-name-complex="SegoeUI" style:font-size-complex="5.40000009536743pt" style:language-complex="en" style:country-complex="US"/>
    </style:style>
    <style:style style:name="ce12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/>
    </style:style>
    <style:style style:name="ce12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346in solid #000000" fo:border-top="none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/>
    </style:style>
    <style:style style:name="ce125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26" style:family="table-cell" style:parent-style-name="Default">
      <style:table-cell-properties fo:border-bottom="none" style:text-align-source="fix" style:repeat-content="false" fo:border-left="0.0138in solid #000000" fo:border-right="0.0346in solid #000000" fo:border-top="none" style:vertical-align="top"/>
      <style:paragraph-properties fo:text-align="start"/>
    </style:style>
    <style:style style:name="ce127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/>
    </style:style>
    <style:style style:name="ce12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none" style:vertical-align="top"/>
      <style:paragraph-properties fo:text-align="start"/>
    </style:style>
    <style:style style:name="ce12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/>
      <style:text-properties style:font-name="Arial" fo:font-size="10pt"/>
    </style:style>
    <style:style style:name="ce131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/>
      <style:text-properties style:font-name="Arial" fo:font-size="10pt"/>
    </style:style>
    <style:style style:name="ce132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/>
      <style:text-properties style:font-name="Arial" fo:font-size="10pt"/>
    </style:style>
    <style:style style:name="ce13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in"/>
      <style:text-properties style:font-name="Arial" fo:font-size="10pt"/>
    </style:style>
    <style:style style:name="ce13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/>
    </style:style>
    <style:style style:name="ce135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" fo:font-size="10pt"/>
    </style:style>
    <style:style style:name="ce13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Arial" fo:font-size="10pt"/>
    </style:style>
    <style:style style:name="ce137" style:family="table-cell" style:parent-style-name="Default">
      <style:table-cell-properties fo:border-bottom="0.0138in solid #000000" fo:border-left="0.0138in solid #000000" fo:border-right="0.0346in solid #000000" fo:border-top="0.0138in solid #000000" style:vertical-align="top"/>
    </style:style>
    <style:style style:name="ce138" style:family="table-cell" style:parent-style-name="Default">
      <style:table-cell-properties fo:border-bottom="0.0346in solid #000000" fo:border-left="0.0138in solid #000000" fo:border-right="0.0346in solid #000000" fo:border-top="0.0138in solid #000000" style:vertical-align="top"/>
    </style:style>
    <style:style style:name="ce13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in"/>
      <style:text-properties style:font-name="Arial" fo:font-size="10pt"/>
    </style:style>
    <style:style style:name="ce140" style:family="table-cell" style:parent-style-name="Default">
      <style:table-cell-properties fo:border-bottom="0.0138in solid #000000" fo:border-left="0.0138in solid #000000" fo:border-right="0.0346in solid #000000" fo:border-top="0.0346in solid #000000" style:vertical-align="top"/>
    </style:style>
    <style:style style:name="ce141" style:family="table-cell" style:parent-style-name="Default">
      <style:table-cell-properties fo:border-bottom="0.0346in solid #000000" fo:border-left="0.0138in solid #000000" fo:border-right="0.0346in solid #000000" fo:border-top="0.0346in solid #000000" style:vertical-align="top"/>
    </style:style>
    <style:style style:name="ce142" style:family="table-cell" style:parent-style-name="Default">
      <style:table-cell-properties fo:border-bottom="0.0138in solid #000000" fo:wrap-option="wrap" fo:border-left="0.0138in solid #000000" fo:border-right="0.0346in solid #000000" fo:border-top="0.0346in solid #000000" style:vertical-align="top"/>
    </style:style>
    <style:style style:name="ce143" style:family="table-cell" style:parent-style-name="Default">
      <style:table-cell-properties fo:border-bottom="0.0138in solid #000000" fo:wrap-option="wrap" fo:border-left="0.0138in solid #000000" fo:border-right="0.0346in solid #000000" fo:border-top="0.0138in solid #000000" style:vertical-align="top"/>
    </style:style>
    <style:style style:name="ce144" style:family="table-cell" style:parent-style-name="Default">
      <style:table-cell-properties fo:wrap-option="wrap" style:vertical-align="top"/>
    </style:style>
    <style:style style:name="ce145" style:family="table-cell" style:parent-style-name="Default">
      <style:table-cell-properties style:vertical-align="top"/>
    </style:style>
    <style:style style:name="ce146" style:family="table-cell" style:parent-style-name="Default">
      <style:table-cell-properties fo:background-color="#ffffff" style:vertical-align="top"/>
    </style:style>
    <style:style style:name="ce147" style:family="table-cell" style:parent-style-name="Default">
      <style:table-cell-properties fo:background-color="transparent" style:vertical-align="top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29"/>
        <table:table-column table:style-name="co4" table:default-cell-style-name="ce30"/>
        <table:table-column table:style-name="co1" table:number-columns-repeated="2" table:default-cell-style-name="ce67"/>
        <table:table-column table:style-name="co5" table:default-cell-style-name="ce67"/>
        <table:table-column table:style-name="co6" table:default-cell-style-name="ce110"/>
        <table:table-column table:style-name="co1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EMIF – MMIO Register Space </text:p>
          </table:table-cell>
          <table:covered-table-cell/>
          <table:covered-table-cell table:style-name="ce11"/>
          <table:covered-table-cell table:number-columns-repeated="5"/>
          <table:table-cell table:number-columns-repeated="1016"/>
        </table:table-row>
        <table:table-row table:style-name="ro2">
          <table:table-cell table:style-name="ce2" office:value-type="string" table:number-columns-spanned="1" table:number-rows-spanned="2">
            <text:p>Base</text:p>
            <text:p>Address</text:p>
          </table:table-cell>
          <table:table-cell table:style-name="ce2" office:value-type="string">
            <text:p>Register Group</text:p>
          </table:table-cell>
          <table:table-cell table:style-name="ce11" office:value-type="string">
            <text:p>Register Name</text:p>
          </table:table-cell>
          <table:table-cell table:style-name="ce31" office:value-type="string" table:number-columns-spanned="4" table:number-rows-spanned="1">
            <text:p>Register Description</text:p>
          </table:table-cell>
          <table:covered-table-cell table:number-columns-repeated="3"/>
          <table:table-cell table:number-columns-repeated="1017"/>
        </table:table-row>
        <table:table-row table:style-name="ro3">
          <table:covered-table-cell table:style-name="ce3"/>
          <table:table-cell table:style-name="ce11" office:value-type="string">
            <text:p>Reg. Offset</text:p>
          </table:table-cell>
          <table:table-cell table:style-name="Default"/>
          <table:table-cell table:style-name="ce31" office:value-type="string">
            <text:p>Field Name </text:p>
          </table:table-cell>
          <table:table-cell table:style-name="ce31" office:value-type="string">
            <text:p>Bit(s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Default</text:p>
          </table:table-cell>
          <table:table-cell table:style-name="ce111" office:value-type="string">
            <text:p>Description</text:p>
          </table:table-cell>
          <table:table-cell table:style-name="ce11" table:number-columns-repeated="1015"/>
          <table:table-cell/>
        </table:table-row>
        <table:table-row table:style-name="ro4">
          <table:table-cell table:style-name="ce4" office:value-type="string">
            <text:p>[0x00]</text:p>
          </table:table-cell>
          <table:table-cell table:style-name="ce12" office:value-type="string">
            <text:p>CFG REGS</text:p>
          </table:table-cell>
          <table:table-cell table:style-name="ce18"/>
          <table:table-cell table:style-name="ce32"/>
          <table:table-cell table:style-name="ce68" table:number-columns-repeated="3"/>
          <table:table-cell table:style-name="ce112"/>
          <table:table-cell table:number-columns-repeated="1016"/>
        </table:table-row>
        <table:table-row table:style-name="ro5">
          <table:table-cell table:style-name="ce5"/>
          <table:table-cell table:style-name="ce5" office:value-type="string">
            <text:p>0x00</text:p>
          </table:table-cell>
          <table:table-cell table:style-name="ce19" office:value-type="string" table:number-columns-spanned="1" table:number-rows-spanned="5">
            <text:p>CFG_EMIF[0:3]</text:p>
          </table:table-cell>
          <table:table-cell table:style-name="ce33" office:value-type="string" table:number-columns-spanned="5" table:number-rows-spanned="1">
            <text:p>Vital product data</text:p>
          </table:table-cell>
          <table:covered-table-cell table:number-columns-repeated="3" table:style-name="ce69"/>
          <table:covered-table-cell table:style-name="ce113"/>
          <table:table-cell table:style-name="ce144" table:number-columns-repeated="1016"/>
        </table:table-row>
        <table:table-row-group table:display="false">
          <table:table-row table:style-name="ro6" table:visibility="collapse">
            <table:table-cell table:style-name="ce5" table:number-columns-repeated="2"/>
            <table:covered-table-cell table:style-name="ce20"/>
            <table:table-cell table:style-name="ce34" office:value-type="string">
              <text:p>EmifId</text:p>
            </table:table-cell>
            <table:table-cell table:style-name="ce70" office:value-type="string">
              <text:p>7:0</text:p>
            </table:table-cell>
            <table:table-cell table:style-name="ce70" office:value-type="string">
              <text:p>RO</text:p>
            </table:table-cell>
            <table:table-cell table:style-name="ce70" office:value-type="string">
              <text:p>0x42</text:p>
            </table:table-cell>
            <table:table-cell table:style-name="ce114" office:value-type="string">
              <text:p>Information that uniquely identifies the type of EMIF element instantiated by the FPGA.  </text:p>
            </table:table-cell>
            <table:table-cell table:style-name="ce144" table:number-columns-repeated="1016"/>
          </table:table-row>
          <table:table-row table:style-name="ro4" table:visibility="collapse">
            <table:table-cell table:style-name="ce5" table:number-columns-repeated="2"/>
            <table:covered-table-cell table:style-name="ce20"/>
            <table:table-cell table:style-name="ce35" office:value-type="string">
              <text:p>VersionId</text:p>
            </table:table-cell>
            <table:table-cell table:style-name="ce71" office:value-type="string">
              <text:p>7:0</text:p>
            </table:table-cell>
            <table:table-cell table:style-name="ce71" office:value-type="string">
              <text:p>RO</text:p>
            </table:table-cell>
            <table:table-cell table:style-name="ce71" office:value-type="string">
              <text:p>0x01</text:p>
            </table:table-cell>
            <table:table-cell table:style-name="ce115" office:value-type="string">
              <text:p>Version of the instantiated EMIF.</text:p>
            </table:table-cell>
            <table:table-cell table:style-name="ce144" table:number-columns-repeated="1016"/>
          </table:table-row>
          <table:table-row table:style-name="ro4" table:visibility="collapse">
            <table:table-cell table:style-name="ce5" table:number-columns-repeated="2"/>
            <table:covered-table-cell table:style-name="ce20"/>
            <table:table-cell table:style-name="ce35" office:value-type="string">
              <text:p>RevisionId</text:p>
            </table:table-cell>
            <table:table-cell table:style-name="ce71" office:value-type="string">
              <text:p>7:0</text:p>
            </table:table-cell>
            <table:table-cell table:style-name="ce71" office:value-type="string">
              <text:p>RO</text:p>
            </table:table-cell>
            <table:table-cell table:style-name="ce71" office:value-type="string">
              <text:p>0x00</text:p>
            </table:table-cell>
            <table:table-cell table:style-name="ce115" office:value-type="string">
              <text:p>Revision of the instantiated EMIF.</text:p>
            </table:table-cell>
            <table:table-cell table:style-name="ce144" table:number-columns-repeated="1016"/>
          </table:table-row>
          <table:table-row table:style-name="ro4" table:visibility="collapse">
            <table:table-cell table:style-name="ce5" table:number-columns-repeated="2"/>
            <table:covered-table-cell table:style-name="ce20"/>
            <table:table-cell table:style-name="ce36" office:value-type="string">
              <text:p>Reserved</text:p>
            </table:table-cell>
            <table:table-cell table:style-name="ce72" office:value-type="string">
              <text:p>7:0</text:p>
            </table:table-cell>
            <table:table-cell table:style-name="ce72" office:value-type="string">
              <text:p>RO</text:p>
            </table:table-cell>
            <table:table-cell table:style-name="ce72" office:value-type="string">
              <text:p>0x00</text:p>
            </table:table-cell>
            <table:table-cell table:style-name="ce116"/>
            <table:table-cell table:style-name="ce144" table:number-columns-repeated="1016"/>
          </table:table-row>
        </table:table-row-group>
        <table:table-row table:style-name="ro7">
          <table:table-cell table:style-name="ce5"/>
          <table:table-cell table:style-name="ce5" office:value-type="string">
            <text:p>0x04</text:p>
          </table:table-cell>
          <table:table-cell table:style-name="ce19" office:value-type="string" table:number-columns-spanned="1" table:number-rows-spanned="5">
            <text:p>CFG_TOP[0:3]</text:p>
          </table:table-cell>
          <table:table-cell table:style-name="ce37" office:value-type="string" table:number-columns-spanned="5" table:number-rows-spanned="1">
            <text:p>Vital product data</text:p>
          </table:table-cell>
          <table:covered-table-cell table:number-columns-repeated="3" table:style-name="ce72"/>
          <table:covered-table-cell table:style-name="ce116"/>
          <table:table-cell table:style-name="ce144" table:number-columns-repeated="1016"/>
        </table:table-row>
        <table:table-row-group table:display="false">
          <table:table-row table:style-name="ro8" table:visibility="collapse">
            <table:table-cell table:style-name="ce5" table:number-columns-repeated="2"/>
            <table:covered-table-cell table:style-name="ce21"/>
            <table:table-cell table:style-name="ce38" office:value-type="string">
              <text:p>TopId</text:p>
            </table:table-cell>
            <table:table-cell table:style-name="ce70" office:value-type="string">
              <text:p>7:0</text:p>
            </table:table-cell>
            <table:table-cell table:style-name="ce70" office:value-type="string">
              <text:p>RO</text:p>
            </table:table-cell>
            <table:table-cell table:style-name="ce70" office:value-type="string">
              <text:p>0x0</text:p>
            </table:table-cell>
            <table:table-cell table:style-name="ce114" office:value-type="string">
              <text:p>Information that uniquely identifies the type of TOP element instantiated by the FPGA.</text:p>
              <text:p><text:s text:c="4"/>[0x01] is for the default Flash top-level.</text:p>
              <text:p><text:s text:c="4"/>[0x81] is for the default User top-level..</text:p>
            </table:table-cell>
            <table:table-cell table:style-name="ce144" table:number-columns-repeated="1016"/>
          </table:table-row>
          <table:table-row table:style-name="ro4" table:visibility="collapse">
            <table:table-cell table:style-name="ce5" table:number-columns-repeated="2"/>
            <table:covered-table-cell table:style-name="ce21"/>
            <table:table-cell table:style-name="ce39" office:value-type="string">
              <text:p>DateYear</text:p>
            </table:table-cell>
            <table:table-cell table:style-name="ce71" office:value-type="string">
              <text:p>7:0</text:p>
            </table:table-cell>
            <table:table-cell table:style-name="ce71" office:value-type="string">
              <text:p>RO</text:p>
            </table:table-cell>
            <table:table-cell table:style-name="ce71" office:value-type="string">
              <text:p>0x00</text:p>
            </table:table-cell>
            <table:table-cell table:style-name="ce115" office:value-type="string">
              <text:p>The year date of the generated bitstream.</text:p>
            </table:table-cell>
            <table:table-cell table:style-name="ce144" table:number-columns-repeated="1016"/>
          </table:table-row>
          <table:table-row table:style-name="ro4" table:visibility="collapse">
            <table:table-cell table:style-name="ce5" table:number-columns-repeated="2"/>
            <table:covered-table-cell table:style-name="ce21"/>
            <table:table-cell table:style-name="ce39" office:value-type="string">
              <text:p>DateMonth</text:p>
            </table:table-cell>
            <table:table-cell table:style-name="ce71" office:value-type="string">
              <text:p>7:0</text:p>
            </table:table-cell>
            <table:table-cell table:style-name="ce71" office:value-type="string">
              <text:p>RO</text:p>
            </table:table-cell>
            <table:table-cell table:style-name="ce71" office:value-type="string">
              <text:p>0x00</text:p>
            </table:table-cell>
            <table:table-cell table:style-name="ce115" office:value-type="string">
              <text:p>The month date of the generated bitstream.</text:p>
            </table:table-cell>
            <table:table-cell table:style-name="ce144" table:number-columns-repeated="1016"/>
          </table:table-row>
          <table:table-row table:style-name="ro9" table:visibility="collapse">
            <table:table-cell table:style-name="ce5" table:number-columns-repeated="2"/>
            <table:covered-table-cell table:style-name="ce21"/>
            <table:table-cell table:style-name="ce36" office:value-type="string">
              <text:p>DateDay</text:p>
            </table:table-cell>
            <table:table-cell table:style-name="ce72" office:value-type="string">
              <text:p>7:0</text:p>
            </table:table-cell>
            <table:table-cell table:style-name="ce72" office:value-type="string">
              <text:p>RO</text:p>
            </table:table-cell>
            <table:table-cell table:style-name="ce72" office:value-type="string">
              <text:p>0x00</text:p>
            </table:table-cell>
            <table:table-cell table:style-name="ce116" office:value-type="string">
              <text:p>The day date of the generated bitstream.</text:p>
            </table:table-cell>
            <table:table-cell table:style-name="ce144" table:number-columns-repeated="1016"/>
          </table:table-row>
        </table:table-row-group>
        <table:table-row table:style-name="ro10">
          <table:table-cell table:style-name="ce5"/>
          <table:table-cell table:style-name="ce5" office:value-type="string">
            <text:p>0x08</text:p>
          </table:table-cell>
          <table:table-cell table:style-name="ce21" office:value-type="string">
            <text:p>CFG_SHELL</text:p>
          </table:table-cell>
          <table:table-cell table:style-name="ce36"/>
          <table:table-cell table:style-name="ce72" table:number-columns-repeated="3"/>
          <table:table-cell table:style-name="ce116"/>
          <table:table-cell table:style-name="ce144" table:number-columns-repeated="1016"/>
        </table:table-row>
        <table:table-row table:style-name="ro4">
          <table:table-cell table:style-name="ce5" table:number-columns-repeated="2"/>
          <table:table-cell table:style-name="ce21"/>
          <table:table-cell table:style-name="ce36"/>
          <table:table-cell table:style-name="ce72" table:number-columns-repeated="3"/>
          <table:table-cell table:style-name="ce116"/>
          <table:table-cell table:style-name="ce144" table:number-columns-repeated="1016"/>
        </table:table-row>
        <table:table-row table:style-name="ro10">
          <table:table-cell table:style-name="ce5"/>
          <table:table-cell table:style-name="ce5" office:value-type="string">
            <text:p>0x0C</text:p>
          </table:table-cell>
          <table:table-cell table:style-name="ce21" office:value-type="string">
            <text:p>CFG_ROLE</text:p>
          </table:table-cell>
          <table:table-cell table:style-name="ce36"/>
          <table:table-cell table:style-name="ce72" table:number-columns-repeated="3"/>
          <table:table-cell table:style-name="ce116"/>
          <table:table-cell table:style-name="ce144" table:number-columns-repeated="1016"/>
        </table:table-row>
        <table:table-row table:style-name="ro4">
          <table:table-cell table:style-name="ce5" table:number-columns-repeated="2"/>
          <table:table-cell table:style-name="ce21"/>
          <table:table-cell table:style-name="ce36"/>
          <table:table-cell table:style-name="ce72" table:number-columns-repeated="3"/>
          <table:table-cell table:style-name="ce116"/>
          <table:table-cell table:style-name="ce144" table:number-columns-repeated="1016"/>
        </table:table-row>
        <table:table-row table:style-name="ro4">
          <table:table-cell table:style-name="ce4" office:value-type="string">
            <text:p>[0x10]</text:p>
          </table:table-cell>
          <table:table-cell table:style-name="ce12" office:value-type="string">
            <text:p>PHY REGS</text:p>
          </table:table-cell>
          <table:table-cell table:style-name="ce18"/>
          <table:table-cell table:style-name="ce32"/>
          <table:table-cell table:style-name="ce68" table:number-columns-repeated="3"/>
          <table:table-cell table:style-name="ce112"/>
          <table:table-cell table:number-columns-repeated="1016"/>
        </table:table-row>
        <table:table-row table:style-name="ro4">
          <table:table-cell table:style-name="Default"/>
          <table:table-cell table:style-name="ce6" office:value-type="string">
            <text:p>0x00</text:p>
          </table:table-cell>
          <table:table-cell table:style-name="ce22" office:value-type="string" table:number-columns-spanned="1" table:number-rows-spanned="9">
            <text:p>PHY_STATUS</text:p>
          </table:table-cell>
          <table:table-cell table:style-name="ce40" office:value-type="string" table:number-columns-spanned="5" table:number-rows-spanned="1">
            <text:p>Status of the physical interfaces</text:p>
          </table:table-cell>
          <table:covered-table-cell table:style-name="ce73"/>
          <table:covered-table-cell table:number-columns-repeated="2" table:style-name="ce86"/>
          <table:covered-table-cell table:style-name="ce117"/>
          <table:table-cell table:style-name="ce145" table:number-columns-repeated="1016"/>
        </table:table-row>
        <table:table-row-group table:display="false">
          <table:table-row table:style-name="ro11" table:visibility="collapse">
            <table:table-cell table:style-name="ce5" table:number-columns-repeated="2"/>
            <table:covered-table-cell table:style-name="ce20"/>
            <table:table-cell table:style-name="ce35" office:value-type="string">
              <text:p>MC0_InitCalibComplete</text:p>
            </table:table-cell>
            <table:table-cell table:style-name="ce71" office:value-type="float" office:value="0">
              <text:p>0</text:p>
            </table:table-cell>
            <table:table-cell table:style-name="ce71" office:value-type="string">
              <text:p>RO</text:p>
            </table:table-cell>
            <table:table-cell table:style-name="ce71" office:value-type="string">
              <text:p>0x0</text:p>
            </table:table-cell>
            <table:table-cell table:style-name="ce118" office:value-type="string">
              <text:p>When set, indicates that the initialization and calibration of the memory channel #0 are complete and that the interface is now ready to accept commands for the interface.</text:p>
            </table:table-cell>
            <table:table-cell table:style-name="ce144" table:number-columns-repeated="1016"/>
          </table:table-row>
          <table:table-row table:style-name="ro12" table:visibility="collapse">
            <table:table-cell table:style-name="ce5" table:number-columns-repeated="2"/>
            <table:covered-table-cell table:style-name="ce20"/>
            <table:table-cell table:style-name="ce35" office:value-type="string">
              <text:p>MC1_InitCalibComplete</text:p>
            </table:table-cell>
            <table:table-cell table:style-name="ce71" office:value-type="float" office:value="1">
              <text:p>1</text:p>
            </table:table-cell>
            <table:table-cell table:style-name="ce71" office:value-type="string">
              <text:p>RO</text:p>
            </table:table-cell>
            <table:table-cell table:style-name="ce71" office:value-type="string">
              <text:p>0x0</text:p>
            </table:table-cell>
            <table:table-cell table:style-name="ce118" office:value-type="string">
              <text:p>When set, indicates that the initialization and calibration of the memory channel #1 are complete and that the interface is now ready to accept commands for the interface.</text:p>
            </table:table-cell>
            <table:table-cell table:style-name="ce144" table:number-columns-repeated="1016"/>
          </table:table-row>
          <table:table-row table:style-name="ro13" table:visibility="collapse">
            <table:table-cell table:style-name="ce5" table:number-columns-repeated="2"/>
            <table:covered-table-cell table:style-name="ce20"/>
            <table:table-cell table:style-name="ce35" office:value-type="string">
              <text:p>ETH0_CoreReady</text:p>
            </table:table-cell>
            <table:table-cell table:style-name="ce71" office:value-type="float" office:value="2">
              <text:p>2</text:p>
            </table:table-cell>
            <table:table-cell table:style-name="ce71" office:value-type="string">
              <text:p>RO</text:p>
            </table:table-cell>
            <table:table-cell table:style-name="ce71" office:value-type="string">
              <text:p>0x0</text:p>
            </table:table-cell>
            <table:table-cell table:style-name="ce119" office:value-type="string">
              <text:p>When set, indicates that the PCS block is locked and there is no MAC remote or local fault.</text:p>
            </table:table-cell>
            <table:table-cell table:style-name="ce144" table:number-columns-repeated="1016"/>
          </table:table-row>
          <table:table-row table:style-name="ro4" table:visibility="collapse">
            <table:table-cell table:style-name="ce5" table:number-columns-repeated="2"/>
            <table:covered-table-cell table:style-name="ce20"/>
            <table:table-cell table:style-name="ce35" office:value-type="string">
              <text:p>ETH0_QpllLock</text:p>
            </table:table-cell>
            <table:table-cell table:style-name="ce71" office:value-type="float" office:value="3">
              <text:p>3</text:p>
            </table:table-cell>
            <table:table-cell table:style-name="ce71" office:value-type="string">
              <text:p>RO</text:p>
            </table:table-cell>
            <table:table-cell table:style-name="ce71" office:value-type="string">
              <text:p>0x0</text:p>
            </table:table-cell>
            <table:table-cell table:style-name="ce120" office:value-type="string">
              <text:p>Lock indication from QPLL block in core.</text:p>
            </table:table-cell>
            <table:table-cell table:style-name="ce144" table:number-columns-repeated="1016"/>
          </table:table-row>
          <table:table-row table:style-name="ro4" table:visibility="collapse">
            <table:table-cell table:style-name="ce5" table:number-columns-repeated="2"/>
            <table:covered-table-cell table:style-name="ce20"/>
            <table:table-cell table:style-name="ce35" office:value-type="string">
              <text:p>Nu</text:p>
            </table:table-cell>
            <table:table-cell table:style-name="ce71" office:value-type="float" office:value="4">
              <text:p>4</text:p>
            </table:table-cell>
            <table:table-cell table:style-name="ce74" office:value-type="string">
              <text:p>RO</text:p>
            </table:table-cell>
            <table:table-cell table:style-name="ce71" office:value-type="string">
              <text:p>0x0</text:p>
            </table:table-cell>
            <table:table-cell table:style-name="ce119"/>
            <table:table-cell table:style-name="ce144" table:number-columns-repeated="1016"/>
          </table:table-row>
          <table:table-row table:style-name="ro4" table:visibility="collapse">
            <table:table-cell table:style-name="ce5" table:number-columns-repeated="2"/>
            <table:covered-table-cell table:style-name="ce20"/>
            <table:table-cell table:style-name="ce35" office:value-type="string">
              <text:p>Nu</text:p>
            </table:table-cell>
            <table:table-cell table:style-name="ce71" office:value-type="float" office:value="5">
              <text:p>5</text:p>
            </table:table-cell>
            <table:table-cell table:style-name="ce74" office:value-type="string">
              <text:p>RO</text:p>
            </table:table-cell>
            <table:table-cell table:style-name="ce71" office:value-type="string">
              <text:p>0x0</text:p>
            </table:table-cell>
            <table:table-cell table:style-name="ce119"/>
            <table:table-cell table:style-name="ce144" table:number-columns-repeated="1016"/>
          </table:table-row>
          <table:table-row table:style-name="ro4" table:visibility="collapse">
            <table:table-cell table:style-name="ce5" table:number-columns-repeated="2"/>
            <table:covered-table-cell table:style-name="ce20"/>
            <table:table-cell table:style-name="ce35" office:value-type="string">
              <text:p>Nu</text:p>
            </table:table-cell>
            <table:table-cell table:style-name="ce71" office:value-type="float" office:value="6">
              <text:p>6</text:p>
            </table:table-cell>
            <table:table-cell table:style-name="ce74" office:value-type="string">
              <text:p>R0</text:p>
            </table:table-cell>
            <table:table-cell table:style-name="ce71" office:value-type="string">
              <text:p>0x0</text:p>
            </table:table-cell>
            <table:table-cell table:style-name="ce119"/>
            <table:table-cell table:style-name="ce144" table:number-columns-repeated="1016"/>
          </table:table-row>
          <table:table-row table:style-name="ro4" table:visibility="collapse">
            <table:table-cell table:style-name="ce5" table:number-columns-repeated="2"/>
            <table:covered-table-cell table:style-name="ce20"/>
            <table:table-cell table:style-name="ce41" office:value-type="string">
              <text:p>Nu</text:p>
            </table:table-cell>
            <table:table-cell table:style-name="ce72" office:value-type="float" office:value="7">
              <text:p>7</text:p>
            </table:table-cell>
            <table:table-cell table:style-name="ce74" office:value-type="string">
              <text:p>R0</text:p>
            </table:table-cell>
            <table:table-cell table:style-name="ce72" office:value-type="string">
              <text:p>0x0</text:p>
            </table:table-cell>
            <table:table-cell table:style-name="ce121"/>
            <table:table-cell table:style-name="ce144" table:number-columns-repeated="1016"/>
          </table:table-row>
        </table:table-row-group>
        <table:table-row table:style-name="ro4">
          <table:table-cell table:style-name="ce6"/>
          <table:table-cell table:style-name="ce6" office:value-type="string">
            <text:p>0x01</text:p>
          </table:table-cell>
          <table:table-cell table:style-name="ce22" office:value-type="string" table:number-columns-spanned="1" table:number-rows-spanned="14">
            <text:p>PHY_ETH0[0:2]</text:p>
          </table:table-cell>
          <table:table-cell table:style-name="ce42" office:value-type="string" table:number-columns-spanned="5" table:number-rows-spanned="1">
            <text:p>Configuration and tuning of GTH0</text:p>
          </table:table-cell>
          <table:covered-table-cell table:style-name="ce73"/>
          <table:covered-table-cell table:number-columns-repeated="2" table:style-name="ce86"/>
          <table:covered-table-cell table:style-name="ce117"/>
          <table:table-cell table:style-name="ce145" table:number-columns-repeated="1016"/>
        </table:table-row>
        <table:table-row-group table:display="false">
          <table:table-row table:style-name="ro14" table:visibility="collapse">
            <table:table-cell table:style-name="ce5" table:number-columns-repeated="2"/>
            <table:covered-table-cell table:style-name="ce20"/>
            <table:table-cell table:style-name="ce35" office:value-type="string">
              <text:p>ETH0_RxEqualizationMode</text:p>
            </table:table-cell>
            <table:table-cell table:style-name="ce71" office:value-type="string">
              <text:p>0</text:p>
            </table:table-cell>
            <table:table-cell table:style-name="ce71" office:value-type="string">
              <text:p>RW</text:p>
            </table:table-cell>
            <table:table-cell table:style-name="ce102" office:value-type="string">
              <text:p>0x1</text:p>
            </table:table-cell>
            <table:table-cell table:style-name="ce122" office:value-type="string">
              <text:p>Transceiver receiver equalization mode. </text:p>
              <text:p>Set to 0 to enable decision feedback equalization (DFE) mode.</text:p>
              <text:p>Set to 1 to enable low-power mode (LPM). </text:p>
            </table:table-cell>
            <table:table-cell table:style-name="ce144" table:number-columns-repeated="1016"/>
          </table:table-row>
          <table:table-row table:style-name="ro4" table:visibility="collapse">
            <table:table-cell table:style-name="ce6" table:number-columns-repeated="2"/>
            <table:covered-table-cell table:style-name="ce23"/>
            <table:table-cell table:style-name="ce43" office:value-type="string">
              <text:p>Nu</text:p>
            </table:table-cell>
            <table:table-cell table:style-name="ce74" office:value-type="string">
              <text:p>1</text:p>
            </table:table-cell>
            <table:table-cell table:style-name="ce74" office:value-type="string">
              <text:p>RW</text:p>
            </table:table-cell>
            <table:table-cell table:style-name="ce74" office:value-type="string">
              <text:p>0x0</text:p>
            </table:table-cell>
            <table:table-cell table:style-name="ce123"/>
            <table:table-cell table:style-name="ce145" table:number-columns-repeated="1016"/>
          </table:table-row>
          <table:table-row table:style-name="ro4" table:visibility="collapse">
            <table:table-cell table:style-name="ce6" table:number-columns-repeated="2"/>
            <table:covered-table-cell table:style-name="ce23"/>
            <table:table-cell table:style-name="ce43" office:value-type="string">
              <text:p>Nu</text:p>
            </table:table-cell>
            <table:table-cell table:style-name="ce74" office:value-type="string">
              <text:p>2</text:p>
            </table:table-cell>
            <table:table-cell table:style-name="ce74" office:value-type="string">
              <text:p>RW</text:p>
            </table:table-cell>
            <table:table-cell table:style-name="ce74" office:value-type="string">
              <text:p>0x0</text:p>
            </table:table-cell>
            <table:table-cell table:style-name="ce124"/>
            <table:table-cell table:style-name="ce145" table:number-columns-repeated="1016"/>
          </table:table-row>
          <table:table-row table:style-name="ro4" table:visibility="collapse">
            <table:table-cell table:style-name="ce6" table:number-columns-repeated="2"/>
            <table:covered-table-cell table:style-name="ce23"/>
            <table:table-cell table:style-name="ce43" office:value-type="string">
              <text:p>Nu</text:p>
            </table:table-cell>
            <table:table-cell table:style-name="ce75" office:value-type="string">
              <text:p>3</text:p>
            </table:table-cell>
            <table:table-cell table:style-name="ce74" office:value-type="string">
              <text:p>RW</text:p>
            </table:table-cell>
            <table:table-cell table:style-name="ce74" office:value-type="string">
              <text:p>0x0</text:p>
            </table:table-cell>
            <table:table-cell table:style-name="ce124"/>
            <table:table-cell table:style-name="ce145" table:number-columns-repeated="1016"/>
          </table:table-row>
          <table:table-row table:style-name="ro15" table:visibility="collapse">
            <table:table-cell table:style-name="ce6" table:number-columns-repeated="2"/>
            <table:covered-table-cell table:style-name="ce23"/>
            <table:table-cell table:style-name="ce44" office:value-type="string">
              <text:p>ETH0_TxDriverSwing</text:p>
            </table:table-cell>
            <table:table-cell table:style-name="ce76" office:value-type="string">
              <text:p>7:4</text:p>
            </table:table-cell>
            <table:table-cell table:style-name="ce78" office:value-type="string">
              <text:p>RW</text:p>
            </table:table-cell>
            <table:table-cell table:style-name="ce103" office:value-type="string">
              <text:p>0x4</text:p>
            </table:table-cell>
            <table:table-cell table:style-name="ce125" office:value-type="string">
              <text:p><text:span text:style-name="T1">Transceiver transmit driver swing. </text:span></text:p>
              <text:p><text:span text:style-name="T1">The default value of '4' corresponds to a </text:span><text:span text:style-name="T2">peak-to-peak differential voltage </text:span><text:span text:style-name="T2">of </text:span><text:span text:style-name="T1">460 mV. Refer to UG576 for other values.</text:span></text:p>
            </table:table-cell>
            <table:table-cell table:style-name="ce145" table:number-columns-repeated="1016"/>
          </table:table-row>
          <table:table-row table:style-name="ro16" table:visibility="collapse">
            <table:table-cell table:style-name="Default" table:number-columns-repeated="2"/>
            <table:covered-table-cell table:style-name="Default"/>
            <table:table-cell table:style-name="ce45" office:value-type="string">
              <text:p>ETH0_TxPreCursor [4:0]</text:p>
            </table:table-cell>
            <table:table-cell table:style-name="ce77" office:value-type="string">
              <text:p>4:0</text:p>
            </table:table-cell>
            <table:table-cell table:style-name="ce77" office:value-type="string">
              <text:p>RW</text:p>
            </table:table-cell>
            <table:table-cell table:style-name="ce104" office:value-type="string">
              <text:p>0x05</text:p>
            </table:table-cell>
            <table:table-cell table:style-name="ce126" office:value-type="string">
              <text:p>Transmitter pre-cursor pre-emphasis control.</text:p>
              <text:p>The default value of '5' corresponds to an emphasis of 1.16 dB.</text:p>
              <text:p>Refer to UG576 for other values.</text:p>
            </table:table-cell>
            <table:table-cell table:number-columns-repeated="1016"/>
          </table:table-row>
          <table:table-row table:style-name="ro4" table:visibility="collapse">
            <table:table-cell table:style-name="ce6" table:number-columns-repeated="2"/>
            <table:covered-table-cell table:style-name="ce23"/>
            <table:table-cell table:style-name="ce43" office:value-type="string">
              <text:p>Nu</text:p>
            </table:table-cell>
            <table:table-cell table:style-name="ce74" office:value-type="float" office:value="5">
              <text:p>5</text:p>
            </table:table-cell>
            <table:table-cell table:style-name="ce74" office:value-type="string">
              <text:p>RW</text:p>
            </table:table-cell>
            <table:table-cell table:style-name="ce74" office:value-type="string">
              <text:p>0x0</text:p>
            </table:table-cell>
            <table:table-cell table:style-name="ce124"/>
            <table:table-cell table:style-name="ce145" table:number-columns-repeated="1016"/>
          </table:table-row>
          <table:table-row table:style-name="ro4" table:visibility="collapse">
            <table:table-cell table:style-name="ce6" table:number-columns-repeated="2"/>
            <table:covered-table-cell table:style-name="ce23"/>
            <table:table-cell table:style-name="ce43" office:value-type="string">
              <text:p>Nu</text:p>
            </table:table-cell>
            <table:table-cell table:style-name="ce74" office:value-type="float" office:value="6">
              <text:p>6</text:p>
            </table:table-cell>
            <table:table-cell table:style-name="ce74" office:value-type="string">
              <text:p>RW</text:p>
            </table:table-cell>
            <table:table-cell table:style-name="ce74" office:value-type="string">
              <text:p>0x0</text:p>
            </table:table-cell>
            <table:table-cell table:style-name="ce124"/>
            <table:table-cell table:style-name="ce145" table:number-columns-repeated="1016"/>
          </table:table-row>
          <table:table-row table:style-name="ro4" table:visibility="collapse">
            <table:table-cell table:style-name="ce6" table:number-columns-repeated="2"/>
            <table:covered-table-cell table:style-name="ce23"/>
            <table:table-cell table:style-name="ce46" office:value-type="string">
              <text:p>Nu</text:p>
            </table:table-cell>
            <table:table-cell table:style-name="ce78" office:value-type="float" office:value="7">
              <text:p>7</text:p>
            </table:table-cell>
            <table:table-cell table:style-name="ce78" office:value-type="string">
              <text:p>RW</text:p>
            </table:table-cell>
            <table:table-cell table:style-name="ce78" office:value-type="string">
              <text:p>0x0</text:p>
            </table:table-cell>
            <table:table-cell table:style-name="ce127"/>
            <table:table-cell table:style-name="ce145" table:number-columns-repeated="1016"/>
          </table:table-row>
          <table:table-row table:style-name="ro16" table:visibility="collapse">
            <table:table-cell table:style-name="Default" table:number-columns-repeated="2"/>
            <table:covered-table-cell table:style-name="Default"/>
            <table:table-cell table:style-name="ce47" office:value-type="string">
              <text:p>ETH0_TxPostCursor [4:0]</text:p>
            </table:table-cell>
            <table:table-cell table:style-name="ce79" office:value-type="string">
              <text:p>4:0</text:p>
            </table:table-cell>
            <table:table-cell table:style-name="ce79" office:value-type="string">
              <text:p>RW</text:p>
            </table:table-cell>
            <table:table-cell table:style-name="ce105" office:value-type="string">
              <text:p>0x05</text:p>
            </table:table-cell>
            <table:table-cell table:style-name="ce128" office:value-type="string">
              <text:p>Transmitter post-cursor pre-emphasis control.</text:p>
              <text:p>The default value of '5' corresponds to an emphasis of 1.16 dB.</text:p>
              <text:p>Refer to UG576 for other values.</text:p>
            </table:table-cell>
            <table:table-cell table:number-columns-repeated="1016"/>
          </table:table-row>
          <table:table-row table:style-name="ro4" table:visibility="collapse">
            <table:table-cell table:style-name="ce6" table:number-columns-repeated="2"/>
            <table:covered-table-cell table:style-name="ce23"/>
            <table:table-cell table:style-name="ce43" office:value-type="string">
              <text:p>Nu</text:p>
            </table:table-cell>
            <table:table-cell table:style-name="ce74" office:value-type="float" office:value="5">
              <text:p>5</text:p>
            </table:table-cell>
            <table:table-cell table:style-name="ce74" office:value-type="string">
              <text:p>RW</text:p>
            </table:table-cell>
            <table:table-cell table:style-name="ce74" office:value-type="string">
              <text:p>0x0</text:p>
            </table:table-cell>
            <table:table-cell table:style-name="ce124"/>
            <table:table-cell table:style-name="ce145" table:number-columns-repeated="1016"/>
          </table:table-row>
          <table:table-row table:style-name="ro4" table:visibility="collapse">
            <table:table-cell table:style-name="ce6" table:number-columns-repeated="2"/>
            <table:covered-table-cell table:style-name="ce23"/>
            <table:table-cell table:style-name="ce43" office:value-type="string">
              <text:p>Nu</text:p>
            </table:table-cell>
            <table:table-cell table:style-name="ce74" office:value-type="float" office:value="6">
              <text:p>6</text:p>
            </table:table-cell>
            <table:table-cell table:style-name="ce74" office:value-type="string">
              <text:p>RW</text:p>
            </table:table-cell>
            <table:table-cell table:style-name="ce74" office:value-type="string">
              <text:p>0x0</text:p>
            </table:table-cell>
            <table:table-cell table:style-name="ce124"/>
            <table:table-cell table:style-name="ce145" table:number-columns-repeated="1016"/>
          </table:table-row>
          <table:table-row table:style-name="ro4" table:visibility="collapse">
            <table:table-cell table:style-name="ce6" table:number-columns-repeated="2"/>
            <table:covered-table-cell table:style-name="ce23"/>
            <table:table-cell table:style-name="ce46" office:value-type="string">
              <text:p>Nu</text:p>
            </table:table-cell>
            <table:table-cell table:style-name="ce78" office:value-type="float" office:value="7">
              <text:p>7</text:p>
            </table:table-cell>
            <table:table-cell table:style-name="ce78" office:value-type="string">
              <text:p>RW</text:p>
            </table:table-cell>
            <table:table-cell table:style-name="ce78" office:value-type="string">
              <text:p>0x0</text:p>
            </table:table-cell>
            <table:table-cell table:style-name="ce127"/>
            <table:table-cell table:style-name="ce145" table:number-columns-repeated="1016"/>
          </table:table-row>
        </table:table-row-group>
        <table:table-row table:style-name="ro4">
          <table:table-cell table:style-name="ce4" office:value-type="string">
            <text:p>[0x20]</text:p>
          </table:table-cell>
          <table:table-cell table:style-name="ce13" office:value-type="string">
            <text:p>LY2 REGS</text:p>
          </table:table-cell>
          <table:table-cell table:style-name="ce24"/>
          <table:table-cell table:style-name="ce32"/>
          <table:table-cell table:style-name="ce68" table:number-columns-repeated="3"/>
          <table:table-cell table:style-name="ce112"/>
          <table:table-cell table:style-name="ce145" table:number-columns-repeated="1016"/>
        </table:table-row>
        <table:table-row table:style-name="ro4">
          <table:table-cell table:style-name="Default"/>
          <table:table-cell table:style-name="ce6" office:value-type="string">
            <text:p>0x00</text:p>
          </table:table-cell>
          <table:table-cell table:style-name="ce22" office:value-type="string" table:number-columns-spanned="1" table:number-rows-spanned="3">
            <text:p>LY2_CONTROL</text:p>
          </table:table-cell>
          <table:table-cell table:style-name="ce48" office:value-type="string" table:number-columns-spanned="5" table:number-rows-spanned="1">
            <text:p>Control of the layer-2 interfaces</text:p>
          </table:table-cell>
          <table:covered-table-cell table:style-name="ce73"/>
          <table:covered-table-cell table:number-columns-repeated="2" table:style-name="ce86"/>
          <table:covered-table-cell table:style-name="ce117"/>
          <table:table-cell table:style-name="ce145" table:number-columns-repeated="1016"/>
        </table:table-row>
        <table:table-row-group table:display="false">
          <table:table-row table:style-name="ro17" table:visibility="collapse">
            <table:table-cell table:style-name="ce5" table:number-columns-repeated="2"/>
            <table:covered-table-cell table:style-name="ce20"/>
            <table:table-cell table:style-name="ce35" office:value-type="string">
              <text:p>MAC_AddressValid</text:p>
            </table:table-cell>
            <table:table-cell table:style-name="ce71" office:value-type="float" office:value="0">
              <text:p>0</text:p>
            </table:table-cell>
            <table:table-cell table:style-name="ce71" office:value-type="string">
              <text:p>RW</text:p>
            </table:table-cell>
            <table:table-cell table:style-name="ce71" office:value-type="string">
              <text:p>0x0</text:p>
            </table:table-cell>
            <table:table-cell table:style-name="ce118" office:value-type="string">
              <text:p>When set, indicates that a valid MAC address has been loaded into the MAC address register.</text:p>
            </table:table-cell>
            <table:table-cell table:style-name="ce144" table:number-columns-repeated="1016"/>
          </table:table-row>
          <table:table-row table:style-name="ro4" table:visibility="collapse">
            <table:table-cell table:style-name="ce5" table:number-columns-repeated="2"/>
            <table:covered-table-cell table:style-name="ce20"/>
            <table:table-cell table:style-name="ce41" office:value-type="string">
              <text:p>Nu</text:p>
            </table:table-cell>
            <table:table-cell table:style-name="ce72" office:value-type="string">
              <text:p>7:1</text:p>
            </table:table-cell>
            <table:table-cell table:style-name="ce72" office:value-type="string">
              <text:p>RW</text:p>
            </table:table-cell>
            <table:table-cell table:style-name="ce72" office:value-type="string">
              <text:p>0x0</text:p>
            </table:table-cell>
            <table:table-cell table:style-name="ce121"/>
            <table:table-cell table:style-name="ce144" table:number-columns-repeated="1016"/>
          </table:table-row>
        </table:table-row-group>
        <table:table-row table:style-name="ro10">
          <table:table-cell table:style-name="ce5"/>
          <table:table-cell table:style-name="ce5" office:value-type="string">
            <text:p>0x01</text:p>
          </table:table-cell>
          <table:table-cell table:style-name="ce19" office:value-type="string" table:number-columns-spanned="1" table:number-rows-spanned="2">
            <text:p>LY2_STATUS</text:p>
          </table:table-cell>
          <table:table-cell table:style-name="ce49" office:value-type="string" table:number-columns-spanned="5" table:number-rows-spanned="1">
            <text:p>Status of the layer-2 interfaces</text:p>
          </table:table-cell>
          <table:covered-table-cell table:number-columns-repeated="3" table:style-name="ce72"/>
          <table:covered-table-cell table:style-name="ce121"/>
          <table:table-cell table:style-name="ce144" table:number-columns-repeated="1016"/>
        </table:table-row>
        <table:table-row-group table:display="false">
          <table:table-row table:style-name="ro4" table:visibility="collapse">
            <table:table-cell table:style-name="ce5" table:number-columns-repeated="2"/>
            <table:covered-table-cell table:style-name="ce21"/>
            <table:table-cell table:style-name="ce50" office:value-type="string">
              <text:p>Nu</text:p>
            </table:table-cell>
            <table:table-cell table:style-name="ce80" office:value-type="string">
              <text:p>7:0</text:p>
            </table:table-cell>
            <table:table-cell table:style-name="ce95" office:value-type="string">
              <text:p>RO</text:p>
            </table:table-cell>
            <table:table-cell table:style-name="ce106" office:value-type="string">
              <text:p>0x0</text:p>
            </table:table-cell>
            <table:table-cell table:style-name="ce129"/>
            <table:table-cell table:style-name="ce144" table:number-columns-repeated="1016"/>
          </table:table-row>
        </table:table-row-group>
        <table:table-row table:style-name="ro4">
          <table:table-cell table:style-name="Default"/>
          <table:table-cell table:style-name="ce6" office:value-type="string">
            <text:p>0x02</text:p>
          </table:table-cell>
          <table:table-cell table:style-name="ce22" office:value-type="string" table:number-columns-spanned="1" table:number-rows-spanned="2">
            <text:p>LY2_MAC[0:5]</text:p>
          </table:table-cell>
          <table:table-cell table:style-name="ce48" office:value-type="string" table:number-columns-spanned="5" table:number-rows-spanned="1">
            <text:p>MAC address register</text:p>
          </table:table-cell>
          <table:covered-table-cell table:style-name="ce73"/>
          <table:covered-table-cell table:number-columns-repeated="2" table:style-name="ce86"/>
          <table:covered-table-cell table:style-name="ce117"/>
          <table:table-cell table:style-name="ce145" table:number-columns-repeated="1016"/>
        </table:table-row>
        <table:table-row-group>
          <table:table-row table:style-name="ro18">
            <table:table-cell table:style-name="ce5" table:number-columns-repeated="2"/>
            <table:covered-table-cell table:style-name="ce20"/>
            <table:table-cell table:style-name="ce51" office:value-type="string">
              <text:p>MAC0_Address</text:p>
            </table:table-cell>
            <table:table-cell table:style-name="ce81" office:value-type="string">
              <text:p>47:0</text:p>
            </table:table-cell>
            <table:table-cell table:style-name="ce69" office:value-type="string">
              <text:p>RW</text:p>
            </table:table-cell>
            <table:table-cell table:style-name="ce69" office:value-type="string">
              <text:p>0x0</text:p>
            </table:table-cell>
            <table:table-cell table:style-name="ce130" office:value-type="string">
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 text:c="10"/></text:p>
            </table:table-cell>
            <table:table-cell table:style-name="ce144" table:number-columns-repeated="1016"/>
          </table:table-row>
        </table:table-row-group>
        <table:table-row table:style-name="ro4">
          <table:table-cell table:style-name="ce4" office:value-type="string">
            <text:p>[0x30]</text:p>
          </table:table-cell>
          <table:table-cell table:style-name="ce13" office:value-type="string">
            <text:p>LY3 REGS</text:p>
          </table:table-cell>
          <table:table-cell table:style-name="ce24"/>
          <table:table-cell table:style-name="ce32"/>
          <table:table-cell table:style-name="ce68" table:number-columns-repeated="3"/>
          <table:table-cell table:style-name="ce112"/>
          <table:table-cell table:style-name="ce145" table:number-columns-repeated="1016"/>
        </table:table-row>
        <table:table-row table:style-name="ro4">
          <table:table-cell table:style-name="Default"/>
          <table:table-cell table:style-name="ce6" office:value-type="string">
            <text:p>0x00</text:p>
          </table:table-cell>
          <table:table-cell table:style-name="ce22" office:value-type="string" table:number-columns-spanned="1" table:number-rows-spanned="5">
            <text:p>LY3_CONTROL[0:1]</text:p>
          </table:table-cell>
          <table:table-cell table:style-name="ce48" office:value-type="string" table:number-columns-spanned="5" table:number-rows-spanned="1">
            <text:p>Control of the layer-3 interfaces</text:p>
          </table:table-cell>
          <table:covered-table-cell table:style-name="ce73"/>
          <table:covered-table-cell table:number-columns-repeated="2" table:style-name="ce86"/>
          <table:covered-table-cell table:style-name="ce117"/>
          <table:table-cell table:style-name="ce145" table:number-columns-repeated="1016"/>
        </table:table-row>
        <table:table-row-group>
          <table:table-row table:style-name="ro13">
            <table:table-cell table:style-name="ce5" table:number-columns-repeated="2"/>
            <table:covered-table-cell table:style-name="ce20"/>
            <table:table-cell table:style-name="ce35" office:value-type="string">
              <text:p>IP_AddressValid</text:p>
            </table:table-cell>
            <table:table-cell table:style-name="ce71" office:value-type="float" office:value="0">
              <text:p>0</text:p>
            </table:table-cell>
            <table:table-cell table:style-name="ce71" office:value-type="string">
              <text:p>RW</text:p>
            </table:table-cell>
            <table:table-cell table:style-name="ce71" office:value-type="string">
              <text:p>0x0</text:p>
            </table:table-cell>
            <table:table-cell table:style-name="ce131" office:value-type="string">
              <text:p>When set, indicates that a valid IPV4 address has been loaded into the IP address register.</text:p>
            </table:table-cell>
            <table:table-cell table:style-name="ce144" table:number-columns-repeated="1016"/>
          </table:table-row>
          <table:table-row table:style-name="ro13">
            <table:table-cell table:style-name="ce5" table:number-columns-repeated="2"/>
            <table:covered-table-cell table:style-name="ce20"/>
            <table:table-cell table:style-name="ce35" office:value-type="string">
              <text:p>SUBNET_MaskValid</text:p>
            </table:table-cell>
            <table:table-cell table:style-name="ce71" office:value-type="float" office:value="1">
              <text:p>1</text:p>
            </table:table-cell>
            <table:table-cell table:style-name="ce71" office:value-type="string">
              <text:p>RW</text:p>
            </table:table-cell>
            <table:table-cell table:style-name="ce71" office:value-type="string">
              <text:p>0x0 </text:p>
            </table:table-cell>
            <table:table-cell table:style-name="ce132" office:value-type="string">
              <text:p><text:s/>When set, indicates that a valid subnet mask has been loaded into the SUBNET mask register. <text:s text:c="2"/></text:p>
            </table:table-cell>
            <table:table-cell table:style-name="ce144" table:number-columns-repeated="1016"/>
          </table:table-row>
          <table:table-row table:style-name="ro13">
            <table:table-cell table:style-name="ce5" table:number-columns-repeated="2"/>
            <table:covered-table-cell table:style-name="ce20"/>
            <table:table-cell table:style-name="ce35" office:value-type="string">
              <text:p>GATEWAY_AddrValid</text:p>
            </table:table-cell>
            <table:table-cell table:style-name="ce71" office:value-type="float" office:value="2">
              <text:p>2</text:p>
            </table:table-cell>
            <table:table-cell table:style-name="ce71" office:value-type="string">
              <text:p>RW</text:p>
            </table:table-cell>
            <table:table-cell table:style-name="ce71" office:value-type="string">
              <text:p>0x0</text:p>
            </table:table-cell>
            <table:table-cell table:style-name="ce132" office:value-type="string">
              <text:p><text:s/>When set, indicates that a valid default gateway address has been loaded into the GATEWAY address register. <text:s text:c="2"/></text:p>
            </table:table-cell>
            <table:table-cell table:style-name="ce144" table:number-columns-repeated="1016"/>
          </table:table-row>
          <table:table-row table:style-name="ro4">
            <table:table-cell table:style-name="ce5" table:number-columns-repeated="2"/>
            <table:covered-table-cell table:style-name="ce20"/>
            <table:table-cell table:style-name="ce41" office:value-type="string">
              <text:p>Nu</text:p>
            </table:table-cell>
            <table:table-cell table:style-name="ce72" office:value-type="string">
              <text:p>15:3</text:p>
            </table:table-cell>
            <table:table-cell table:style-name="ce72" office:value-type="string">
              <text:p>RO</text:p>
            </table:table-cell>
            <table:table-cell table:style-name="ce72" office:value-type="string">
              <text:p>0x0</text:p>
            </table:table-cell>
            <table:table-cell table:style-name="ce133"/>
            <table:table-cell table:style-name="ce144" table:number-columns-repeated="1016"/>
          </table:table-row>
        </table:table-row-group>
        <table:table-row table:style-name="ro10">
          <table:table-cell table:style-name="ce5"/>
          <table:table-cell table:style-name="ce5" office:value-type="string">
            <text:p>0x02</text:p>
          </table:table-cell>
          <table:table-cell table:style-name="ce19" office:value-type="string" table:number-columns-spanned="1" table:number-rows-spanned="2">
            <text:p>LY3_STATUS[0:1]</text:p>
          </table:table-cell>
          <table:table-cell table:style-name="ce52" office:value-type="string" table:number-columns-spanned="5" table:number-rows-spanned="1">
            <text:p>Status of the layer-3 interfaces</text:p>
          </table:table-cell>
          <table:covered-table-cell table:number-columns-repeated="3" table:style-name="ce72"/>
          <table:covered-table-cell table:style-name="ce121"/>
          <table:table-cell table:style-name="ce144" table:number-columns-repeated="1016"/>
        </table:table-row>
        <table:table-row-group table:display="false">
          <table:table-row table:style-name="ro4" table:visibility="collapse">
            <table:table-cell table:style-name="ce5" table:number-columns-repeated="2"/>
            <table:covered-table-cell table:style-name="ce21"/>
            <table:table-cell table:style-name="ce50" office:value-type="string">
              <text:p>Nu</text:p>
            </table:table-cell>
            <table:table-cell table:style-name="ce80" office:value-type="string">
              <text:p>7:0</text:p>
            </table:table-cell>
            <table:table-cell table:style-name="ce95" office:value-type="string">
              <text:p>RO</text:p>
            </table:table-cell>
            <table:table-cell table:style-name="ce106" office:value-type="string">
              <text:p>0x0</text:p>
            </table:table-cell>
            <table:table-cell table:style-name="ce129"/>
            <table:table-cell table:style-name="ce144" table:number-columns-repeated="1016"/>
          </table:table-row>
        </table:table-row-group>
        <table:table-row table:style-name="ro19">
          <table:table-cell table:style-name="Default"/>
          <table:table-cell table:style-name="ce5" office:value-type="string">
            <text:p>0x04</text:p>
          </table:table-cell>
          <table:table-cell table:style-name="ce22" office:value-type="string" table:number-columns-spanned="1" table:number-rows-spanned="2">
            <text:p>LY3_IP[0:3]</text:p>
          </table:table-cell>
          <table:table-cell table:style-name="ce48" office:value-type="string" table:number-columns-spanned="5" table:number-rows-spanned="1">
            <text:p>IP Address register</text:p>
          </table:table-cell>
          <table:covered-table-cell table:style-name="ce73"/>
          <table:covered-table-cell table:number-columns-repeated="2" table:style-name="ce86"/>
          <table:covered-table-cell table:style-name="ce117"/>
          <table:table-cell table:style-name="ce145" table:number-columns-repeated="1016"/>
        </table:table-row>
        <table:table-row-group>
          <table:table-row table:style-name="ro20">
            <table:table-cell table:style-name="ce5" table:number-columns-repeated="2"/>
            <table:covered-table-cell table:style-name="ce20"/>
            <table:table-cell table:style-name="ce53" office:value-type="string">
              <text:p>Address</text:p>
            </table:table-cell>
            <table:table-cell table:style-name="ce82" office:value-type="string">
              <text:p>31:0</text:p>
            </table:table-cell>
            <table:table-cell table:style-name="ce96" office:value-type="string">
              <text:p>RW</text:p>
            </table:table-cell>
            <table:table-cell table:style-name="ce96" office:value-type="string">
              <text:p>0x0</text:p>
            </table:table-cell>
            <table:table-cell table:style-name="ce134" office:value-type="string">
              <text:p>These 4 registers contain the 32-bit IPv4 address of the FPGA module stored in network byte ordering. Assuming an IP address equal to “192.168.1.2”, the LY3_IP[0] register is to be loaded with “192”. These registers are initialized by the pervasive controller (i.e. PSoC) after the boot of the FPGA. When a valid IPv4 address is loaded in this register, the corresponding 'IP_AddressValid' bit is set in the L3_CONTROL register. <text:s text:c="3"/></text:p>
            </table:table-cell>
            <table:table-cell table:style-name="ce144" table:number-columns-repeated="1016"/>
          </table:table-row>
        </table:table-row-group>
        <table:table-row table:style-name="ro21">
          <table:table-cell table:style-name="ce5"/>
          <table:table-cell table:style-name="ce6" office:value-type="string">
            <text:p>0x08</text:p>
          </table:table-cell>
          <table:table-cell table:style-name="ce19" office:value-type="string" table:number-columns-spanned="1" table:number-rows-spanned="2">
            <text:p>LY3_SUBNET[0:3]</text:p>
          </table:table-cell>
          <table:table-cell table:style-name="ce33" office:value-type="string">
            <text:p>SUBNET <text:s/>Mask register</text:p>
          </table:table-cell>
          <table:table-cell table:style-name="ce83" table:number-columns-spanned="4" table:number-rows-spanned="1"/>
          <table:covered-table-cell table:style-name="ce97"/>
          <table:covered-table-cell table:style-name="ce107"/>
          <table:covered-table-cell table:style-name="ce130"/>
          <table:table-cell table:style-name="ce144" table:number-columns-repeated="1016"/>
        </table:table-row>
        <table:table-row-group>
          <table:table-row table:style-name="ro22">
            <table:table-cell table:style-name="ce5"/>
            <table:table-cell table:style-name="ce6"/>
            <table:covered-table-cell table:style-name="ce21"/>
            <table:table-cell table:style-name="ce54" office:value-type="string">
              <text:p>Mask</text:p>
            </table:table-cell>
            <table:table-cell table:style-name="ce82" office:value-type="string">
              <text:p>31:0</text:p>
            </table:table-cell>
            <table:table-cell table:style-name="ce96" office:value-type="string">
              <text:p>RW</text:p>
            </table:table-cell>
            <table:table-cell table:style-name="ce108" office:value-type="string">
              <text:p>0xFFFF0000</text:p>
            </table:table-cell>
            <table:table-cell table:style-name="ce134" office:value-type="string">
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</table:table-cell>
            <table:table-cell table:style-name="ce144" table:number-columns-repeated="1016"/>
          </table:table-row>
        </table:table-row-group>
        <table:table-row table:style-name="ro21">
          <table:table-cell table:style-name="ce5"/>
          <table:table-cell table:style-name="ce6" office:value-type="string">
            <text:p>0x0C</text:p>
          </table:table-cell>
          <table:table-cell table:style-name="ce19" office:value-type="string" table:number-columns-spanned="1" table:number-rows-spanned="2">
            <text:p>LY3_GATEWAY[0:3]</text:p>
          </table:table-cell>
          <table:table-cell table:style-name="ce37" office:value-type="string" table:number-columns-spanned="5" table:number-rows-spanned="1">
            <text:p>GATEWAY Address register</text:p>
          </table:table-cell>
          <table:covered-table-cell table:number-columns-repeated="2" table:style-name="Default"/>
          <table:covered-table-cell table:style-name="ce109"/>
          <table:covered-table-cell table:style-name="ce134"/>
          <table:table-cell table:style-name="ce144" table:number-columns-repeated="1016"/>
        </table:table-row>
        <table:table-row-group>
          <table:table-row table:style-name="ro23">
            <table:table-cell table:style-name="ce5" table:number-columns-repeated="2"/>
            <table:covered-table-cell table:style-name="ce20"/>
            <table:table-cell table:style-name="ce53" office:value-type="string">
              <text:p>Address</text:p>
            </table:table-cell>
            <table:table-cell table:style-name="ce82" office:value-type="string">
              <text:p>31:0</text:p>
            </table:table-cell>
            <table:table-cell table:style-name="ce96" office:value-type="string">
              <text:p>RW</text:p>
            </table:table-cell>
            <table:table-cell table:style-name="ce108" office:value-type="string">
              <text:p>0x0A0C00FE</text:p>
            </table:table-cell>
            <table:table-cell table:style-name="ce134" office:value-type="string">
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</table:table-cell>
            <table:table-cell table:style-name="ce144" table:number-columns-repeated="1016"/>
          </table:table-row>
        </table:table-row-group>
        <table:table-row table:style-name="ro4">
          <table:table-cell table:style-name="ce6"/>
          <table:table-cell table:style-name="ce14"/>
          <table:table-cell table:style-name="ce23"/>
          <table:table-cell table:number-columns-repeated="5"/>
          <table:table-cell table:style-name="ce145" table:number-columns-repeated="1016"/>
        </table:table-row>
        <table:table-row table:style-name="ro4">
          <table:table-cell table:style-name="ce4" office:value-type="string">
            <text:p>[0x40]</text:p>
          </table:table-cell>
          <table:table-cell table:style-name="ce13" office:value-type="string">
            <text:p>ROLE REGS</text:p>
          </table:table-cell>
          <table:table-cell table:style-name="ce24"/>
          <table:table-cell table:style-name="ce32"/>
          <table:table-cell table:style-name="ce68" table:number-columns-repeated="3"/>
          <table:table-cell table:style-name="ce112"/>
          <table:table-cell table:style-name="ce145" table:number-columns-repeated="1016"/>
        </table:table-row>
        <table:table-row table:style-name="ro4">
          <table:table-cell table:style-name="ce7"/>
          <table:table-cell table:style-name="ce6" office:value-type="string">
            <text:p>0x00</text:p>
          </table:table-cell>
          <table:table-cell table:style-name="ce25" office:value-type="string">
            <text:p>ROL_MailBoxRead</text:p>
          </table:table-cell>
          <table:table-cell table:style-name="ce55"/>
          <table:table-cell table:style-name="ce84" table:number-columns-repeated="3"/>
          <table:table-cell table:style-name="ce135"/>
          <table:table-cell table:style-name="ce146" table:number-columns-repeated="1016"/>
        </table:table-row>
        <table:table-row table:style-name="ro4">
          <table:table-cell table:style-name="ce7"/>
          <table:table-cell table:style-name="ce7" office:value-type="string">
            <text:p>0x02</text:p>
          </table:table-cell>
          <table:table-cell table:style-name="ce25" office:value-type="string">
            <text:p>ROL_MailBoxWrite</text:p>
          </table:table-cell>
          <table:table-cell table:style-name="ce56"/>
          <table:table-cell table:style-name="ce84" table:number-columns-repeated="3"/>
          <table:table-cell table:style-name="ce135"/>
          <table:table-cell table:style-name="ce146" table:number-columns-repeated="1016"/>
        </table:table-row>
        <table:table-row table:style-name="ro4">
          <table:table-cell table:style-name="ce7"/>
          <table:table-cell table:style-name="ce15"/>
          <table:table-cell table:style-name="ce26"/>
          <table:table-cell table:style-name="ce56"/>
          <table:table-cell table:style-name="ce84" table:number-columns-repeated="3"/>
          <table:table-cell table:style-name="ce135"/>
          <table:table-cell table:style-name="ce146" table:number-columns-repeated="1016"/>
        </table:table-row>
        <table:table-row table:style-name="ro4">
          <table:table-cell table:style-name="ce4" office:value-type="string">
            <text:p>[0x50]</text:p>
          </table:table-cell>
          <table:table-cell table:style-name="ce13" office:value-type="string">
            <text:p>RES1 REGS</text:p>
          </table:table-cell>
          <table:table-cell table:style-name="ce24"/>
          <table:table-cell table:style-name="ce32"/>
          <table:table-cell table:style-name="ce68" table:number-columns-repeated="3"/>
          <table:table-cell table:style-name="ce112"/>
          <table:table-cell table:style-name="ce145" table:number-columns-repeated="1016"/>
        </table:table-row>
        <table:table-row table:style-name="ro4">
          <table:table-cell table:style-name="ce8"/>
          <table:table-cell table:style-name="ce16"/>
          <table:table-cell table:style-name="ce27"/>
          <table:table-cell table:style-name="ce57"/>
          <table:table-cell table:style-name="ce85" table:number-columns-repeated="3"/>
          <table:table-cell table:style-name="ce136"/>
          <table:table-cell table:style-name="ce147" table:number-columns-repeated="1016"/>
        </table:table-row>
        <table:table-row table:style-name="ro4">
          <table:table-cell table:style-name="ce4" office:value-type="string">
            <text:p>[0x60]</text:p>
          </table:table-cell>
          <table:table-cell table:style-name="ce13" office:value-type="string">
            <text:p>RES2 REGS</text:p>
          </table:table-cell>
          <table:table-cell table:style-name="ce24"/>
          <table:table-cell table:style-name="ce32"/>
          <table:table-cell table:style-name="ce68" table:number-columns-repeated="3"/>
          <table:table-cell table:style-name="ce112"/>
          <table:table-cell table:style-name="ce145" table:number-columns-repeated="1016"/>
        </table:table-row>
        <table:table-row table:style-name="ro4">
          <table:table-cell table:style-name="ce6" table:number-columns-repeated="2"/>
          <table:table-cell table:style-name="ce23"/>
          <table:table-cell table:number-columns-repeated="5"/>
          <table:table-cell table:style-name="ce145" table:number-columns-repeated="1016"/>
        </table:table-row>
        <table:table-row table:style-name="ro4">
          <table:table-cell table:style-name="ce4" office:value-type="string">
            <text:p>[0x70]</text:p>
          </table:table-cell>
          <table:table-cell table:style-name="ce13" office:value-type="string">
            <text:p>DIAG REGS</text:p>
          </table:table-cell>
          <table:table-cell table:style-name="ce24"/>
          <table:table-cell table:style-name="ce32"/>
          <table:table-cell table:style-name="ce68" table:number-columns-repeated="3"/>
          <table:table-cell table:style-name="ce112"/>
          <table:table-cell table:style-name="ce145" table:number-columns-repeated="1016"/>
        </table:table-row>
        <table:table-row table:style-name="ro4">
          <table:table-cell table:style-name="Default"/>
          <table:table-cell table:style-name="ce6" office:value-type="string">
            <text:p>0x00</text:p>
          </table:table-cell>
          <table:table-cell table:style-name="ce22" office:value-type="string" table:number-columns-spanned="1" table:number-rows-spanned="2">
            <text:p>DIAG_SCRATCH[0:3]</text:p>
          </table:table-cell>
          <table:table-cell table:style-name="ce48" office:value-type="string" table:number-columns-spanned="5" table:number-rows-spanned="1">
            <text:p>Scratch register</text:p>
          </table:table-cell>
          <table:covered-table-cell table:style-name="ce73"/>
          <table:covered-table-cell table:number-columns-repeated="2" table:style-name="ce86"/>
          <table:covered-table-cell table:style-name="ce117"/>
          <table:table-cell table:style-name="ce145" table:number-columns-repeated="1016"/>
        </table:table-row>
        <table:table-row-group table:display="false">
          <table:table-row table:style-name="ro4" table:visibility="collapse">
            <table:table-cell table:style-name="ce5" table:number-columns-repeated="2"/>
            <table:covered-table-cell table:style-name="ce20"/>
            <table:table-cell table:style-name="ce51" office:value-type="string">
              <text:p>Data</text:p>
            </table:table-cell>
            <table:table-cell table:style-name="ce81" office:value-type="string">
              <text:p>31:0</text:p>
            </table:table-cell>
            <table:table-cell table:style-name="ce69" office:value-type="string">
              <text:p>RW</text:p>
            </table:table-cell>
            <table:table-cell table:style-name="ce69" office:value-type="string">
              <text:p>0x0</text:p>
            </table:table-cell>
            <table:table-cell table:style-name="ce113" office:value-type="string">
              <text:p>Scratch registers. No function. <text:s text:c="5"/></text:p>
            </table:table-cell>
            <table:table-cell table:style-name="ce144" table:number-columns-repeated="1016"/>
          </table:table-row>
        </table:table-row-group>
        <table:table-row table:style-name="ro4">
          <table:table-cell table:style-name="ce6"/>
          <table:table-cell table:style-name="ce6" office:value-type="string">
            <text:p>0x04</text:p>
          </table:table-cell>
          <table:table-cell table:style-name="ce22" office:value-type="string" table:number-columns-spanned="1" table:number-rows-spanned="7">
            <text:p>DIAG_CTRL_1</text:p>
          </table:table-cell>
          <table:table-cell table:style-name="ce42" office:value-type="string" table:number-columns-spanned="5" table:number-rows-spanned="1">
            <text:p>Control register #1</text:p>
          </table:table-cell>
          <table:covered-table-cell table:number-columns-repeated="3" table:style-name="ce86"/>
          <table:covered-table-cell table:style-name="ce117"/>
          <table:table-cell table:style-name="ce145" table:number-columns-repeated="1016"/>
        </table:table-row>
        <table:table-row-group table:display="false">
          <table:table-row table:style-name="ro24" table:visibility="collapse">
            <table:table-cell table:style-name="ce6"/>
            <table:table-cell table:style-name="ce14"/>
            <table:covered-table-cell table:style-name="ce23"/>
            <table:table-cell table:style-name="ce43" office:value-type="string">
              <text:p>ETH0_PcsLoopbackEn</text:p>
            </table:table-cell>
            <table:table-cell table:style-name="ce74" office:value-type="float" office:value="0">
              <text:p>0</text:p>
            </table:table-cell>
            <table:table-cell table:style-name="ce74" office:value-type="string">
              <text:p>RW</text:p>
            </table:table-cell>
            <table:table-cell table:style-name="ce74" office:value-type="string">
              <text:p>0x0</text:p>
            </table:table-cell>
            <table:table-cell table:style-name="ce119" office:value-type="string">
              <text:p>Set to 1 to enable near-end transceiver serial loopback. When set, data are looped back internally to the PCS and no data is is present on the serial link.</text:p>
              <text:p>When reset, the PHY operates in default transmit/receive mode.</text:p>
            </table:table-cell>
            <table:table-cell table:style-name="ce145" table:number-columns-repeated="1016"/>
          </table:table-row>
          <table:table-row table:style-name="ro25" table:visibility="collapse">
            <table:table-cell table:style-name="ce5"/>
            <table:table-cell table:style-name="ce17"/>
            <table:covered-table-cell table:style-name="ce20"/>
            <table:table-cell table:style-name="ce35" office:value-type="string">
              <text:p>ETH0_MacLoopbackEn</text:p>
            </table:table-cell>
            <table:table-cell table:style-name="ce71" office:value-type="float" office:value="1">
              <text:p>1</text:p>
            </table:table-cell>
            <table:table-cell table:style-name="ce71" office:value-type="string">
              <text:p>RW</text:p>
            </table:table-cell>
            <table:table-cell table:style-name="ce71" office:value-type="string">
              <text:p>0x0</text:p>
            </table:table-cell>
            <table:table-cell table:style-name="ce119" office:value-type="string">
              <text:p>Set to 1 to enable far-end FiFo parallel loopback. When set, frames received by the MAC Rx FiFo are looped back to the MAC Tx FiFo for re-transmission on the serial link. </text:p>
              <text:p>When reset, the MAC operates in default transmit/receive mode.</text:p>
            </table:table-cell>
            <table:table-cell table:style-name="ce144" table:number-columns-repeated="1016"/>
          </table:table-row>
          <table:table-row table:style-name="ro26" table:visibility="collapse">
            <table:table-cell table:style-name="ce6"/>
            <table:table-cell table:style-name="ce14"/>
            <table:covered-table-cell table:style-name="ce23"/>
            <table:table-cell table:style-name="ce43" office:value-type="string">
              <text:p>ETH0_MacAddrSwapEn</text:p>
            </table:table-cell>
            <table:table-cell table:style-name="ce74" office:value-type="float" office:value="2">
              <text:p>2</text:p>
            </table:table-cell>
            <table:table-cell table:style-name="ce74" office:value-type="string">
              <text:p>RW</text:p>
            </table:table-cell>
            <table:table-cell table:style-name="ce74" office:value-type="string">
              <text:p>0x0</text:p>
            </table:table-cell>
            <table:table-cell table:style-name="ce119" office:value-type="string">
              <text:p>Set to 1 to enable the swapping between the source and destination MAC addresses during the transmission of outgoing frames. </text:p>
              <text:p>When reset, the MAC operates in default transmit/receive mode.</text:p>
            </table:table-cell>
            <table:table-cell table:style-name="ce145" table:number-columns-repeated="1016"/>
          </table:table-row>
          <table:table-row table:style-name="ro27" table:visibility="collapse">
            <table:table-cell table:style-name="ce6"/>
            <table:table-cell table:style-name="ce14"/>
            <table:covered-table-cell table:style-name="ce23"/>
            <table:table-cell table:style-name="ce43" office:value-type="string">
              <text:p>Nu</text:p>
            </table:table-cell>
            <table:table-cell table:style-name="ce74" office:value-type="float" office:value="3">
              <text:p>3</text:p>
            </table:table-cell>
            <table:table-cell table:style-name="ce74" office:value-type="string">
              <text:p>RW</text:p>
            </table:table-cell>
            <table:table-cell table:style-name="ce74" office:value-type="string">
              <text:p>0x0</text:p>
            </table:table-cell>
            <table:table-cell table:style-name="ce124"/>
            <table:table-cell table:style-name="ce145" table:number-columns-repeated="1016"/>
          </table:table-row>
          <table:table-row table:style-name="ro28" table:visibility="collapse">
            <table:table-cell table:style-name="ce6"/>
            <table:table-cell table:style-name="ce14"/>
            <table:covered-table-cell table:style-name="ce23"/>
            <table:table-cell table:style-name="ce58" office:value-type="string">
              <text:p>MC0_MemTestCtrl</text:p>
            </table:table-cell>
            <table:table-cell table:style-name="ce87" office:value-type="string">
              <text:p>5:4</text:p>
            </table:table-cell>
            <table:table-cell table:style-name="ce87" office:value-type="string">
              <text:p>RW</text:p>
            </table:table-cell>
            <table:table-cell table:style-name="ce87" office:value-type="string">
              <text:p>0x0</text:p>
            </table:table-cell>
            <table:table-cell table:style-name="ce137" office:value-type="string">
              <text:p>Control for the test of the memory channel #0.</text:p>
              <text:p><text:s text:c="4"/>[00] Stops the test.</text:p>
              <text:p><text:s text:c="4"/>[01] Run the test once.</text:p>
              <text:p><text:s text:c="4"/>[10] Run the test continuously.</text:p>
              <text:p><text:s text:c="4"/>[11] Reserved</text:p>
            </table:table-cell>
            <table:table-cell table:style-name="ce145" table:number-columns-repeated="1016"/>
          </table:table-row>
          <table:table-row table:style-name="ro29" table:visibility="collapse">
            <table:table-cell table:style-name="ce6"/>
            <table:table-cell table:style-name="ce14"/>
            <table:covered-table-cell table:style-name="ce23"/>
            <table:table-cell table:style-name="ce59" office:value-type="string">
              <text:p>MC1_MemTestCtrl</text:p>
            </table:table-cell>
            <table:table-cell table:style-name="ce88" office:value-type="string">
              <text:p>7:6</text:p>
            </table:table-cell>
            <table:table-cell table:style-name="ce88" office:value-type="string">
              <text:p>RW</text:p>
            </table:table-cell>
            <table:table-cell table:style-name="ce88" office:value-type="string">
              <text:p>0x0</text:p>
            </table:table-cell>
            <table:table-cell table:style-name="ce138" office:value-type="string">
              <text:p>Control for the test of the memory channel #1.</text:p>
              <text:p><text:s text:c="4"/>[00] Stops the test.</text:p>
              <text:p><text:s text:c="4"/>[01] Run the test once.</text:p>
              <text:p><text:s text:c="4"/>[10] Run the test continuously.</text:p>
              <text:p><text:s text:c="4"/>[11] Reserved</text:p>
            </table:table-cell>
            <table:table-cell table:style-name="ce145" table:number-columns-repeated="1016"/>
          </table:table-row>
        </table:table-row-group>
        <table:table-row table:style-name="ro4">
          <table:table-cell table:style-name="ce6"/>
          <table:table-cell table:style-name="ce6" office:value-type="string">
            <text:p>0x05</text:p>
          </table:table-cell>
          <table:table-cell table:style-name="ce22" office:value-type="string" table:number-columns-spanned="1" table:number-rows-spanned="7">
            <text:p>DIAG_STAT_1</text:p>
          </table:table-cell>
          <table:table-cell table:style-name="ce42" office:value-type="string" table:number-columns-spanned="5" table:number-rows-spanned="1">
            <text:p>Status of the tests</text:p>
          </table:table-cell>
          <table:covered-table-cell table:number-columns-repeated="3" table:style-name="ce78"/>
          <table:covered-table-cell table:style-name="ce127"/>
          <table:table-cell table:style-name="ce145" table:number-columns-repeated="1016"/>
        </table:table-row>
        <table:table-row-group table:display="false">
          <table:table-row table:style-name="ro4" table:visibility="collapse">
            <table:table-cell table:style-name="ce6" table:number-columns-repeated="2"/>
            <table:covered-table-cell table:style-name="ce22"/>
            <table:table-cell table:style-name="ce60" office:value-type="string">
              <text:p>Nu</text:p>
            </table:table-cell>
            <table:table-cell table:style-name="ce89" office:value-type="float" office:value="0">
              <text:p>0</text:p>
            </table:table-cell>
            <table:table-cell table:style-name="ce89" office:value-type="string">
              <text:p>RW</text:p>
            </table:table-cell>
            <table:table-cell table:style-name="ce89" office:value-type="string">
              <text:p>0x0</text:p>
            </table:table-cell>
            <table:table-cell table:style-name="ce139"/>
            <table:table-cell table:style-name="ce145" table:number-columns-repeated="1016"/>
          </table:table-row>
          <table:table-row table:style-name="ro4" table:visibility="collapse">
            <table:table-cell table:style-name="ce6" table:number-columns-repeated="2"/>
            <table:covered-table-cell table:style-name="ce22"/>
            <table:table-cell table:style-name="ce60" office:value-type="string">
              <text:p>Nu</text:p>
            </table:table-cell>
            <table:table-cell table:style-name="ce78" office:value-type="float" office:value="1">
              <text:p>1</text:p>
            </table:table-cell>
            <table:table-cell table:style-name="ce78" office:value-type="string">
              <text:p>RW</text:p>
            </table:table-cell>
            <table:table-cell table:style-name="ce78" office:value-type="string">
              <text:p>0x0</text:p>
            </table:table-cell>
            <table:table-cell table:style-name="ce127"/>
            <table:table-cell table:style-name="ce145" table:number-columns-repeated="1016"/>
          </table:table-row>
          <table:table-row table:style-name="ro4" table:visibility="collapse">
            <table:table-cell table:style-name="ce6" table:number-columns-repeated="2"/>
            <table:covered-table-cell table:style-name="ce22"/>
            <table:table-cell table:style-name="ce60" office:value-type="string">
              <text:p>Nu</text:p>
            </table:table-cell>
            <table:table-cell table:style-name="ce78" office:value-type="float" office:value="2">
              <text:p>2</text:p>
            </table:table-cell>
            <table:table-cell table:style-name="ce78" office:value-type="string">
              <text:p>RW</text:p>
            </table:table-cell>
            <table:table-cell table:style-name="ce78" office:value-type="string">
              <text:p>0x0</text:p>
            </table:table-cell>
            <table:table-cell table:style-name="ce127"/>
            <table:table-cell table:style-name="ce145" table:number-columns-repeated="1016"/>
          </table:table-row>
          <table:table-row table:style-name="ro7" table:visibility="collapse">
            <table:table-cell table:style-name="ce6" table:number-columns-repeated="2"/>
            <table:covered-table-cell table:style-name="ce22"/>
            <table:table-cell table:style-name="ce60" office:value-type="string">
              <text:p>Nu</text:p>
            </table:table-cell>
            <table:table-cell table:style-name="ce78" office:value-type="float" office:value="3">
              <text:p>3</text:p>
            </table:table-cell>
            <table:table-cell table:style-name="ce78" office:value-type="string">
              <text:p>RW</text:p>
            </table:table-cell>
            <table:table-cell table:style-name="ce78" office:value-type="string">
              <text:p>0x0</text:p>
            </table:table-cell>
            <table:table-cell table:style-name="ce127"/>
            <table:table-cell table:style-name="ce145" table:number-columns-repeated="1016"/>
          </table:table-row>
          <table:table-row table:style-name="ro29" table:visibility="collapse">
            <table:table-cell table:style-name="ce6" table:number-columns-repeated="2"/>
            <table:covered-table-cell table:style-name="ce28"/>
            <table:table-cell table:style-name="ce61" office:value-type="string">
              <text:p>MC0_MemTestStat</text:p>
            </table:table-cell>
            <table:table-cell table:style-name="ce90" office:value-type="string">
              <text:p>5:4</text:p>
            </table:table-cell>
            <table:table-cell table:style-name="ce98" office:value-type="string">
              <text:p>RW</text:p>
            </table:table-cell>
            <table:table-cell table:style-name="ce98" office:value-type="string">
              <text:p>0x0</text:p>
            </table:table-cell>
            <table:table-cell table:style-name="ce140" office:value-type="string">
              <text:p>Status of the test on the memory channel #0.</text:p>
              <text:p><text:s text:c="4"/>[0X] The test is stopped.</text:p>
              <text:p><text:s text:c="4"/>[X0] The test is error free. </text:p>
              <text:p><text:s text:c="4"/>[1X] The test is running. </text:p>
              <text:p><text:s text:c="4"/>[X1] The test is reporting an error.</text:p>
            </table:table-cell>
            <table:table-cell table:style-name="ce145" table:number-columns-repeated="1016"/>
          </table:table-row>
          <table:table-row table:style-name="ro30" table:visibility="collapse">
            <table:table-cell table:style-name="ce6" table:number-columns-repeated="2"/>
            <table:covered-table-cell table:style-name="ce28"/>
            <table:table-cell table:style-name="ce62" office:value-type="string">
              <text:p>MC1_MemTestStat</text:p>
            </table:table-cell>
            <table:table-cell table:style-name="ce91" office:value-type="string">
              <text:p>7:6</text:p>
            </table:table-cell>
            <table:table-cell table:style-name="ce99" office:value-type="string">
              <text:p>RW</text:p>
            </table:table-cell>
            <table:table-cell table:style-name="ce99" office:value-type="string">
              <text:p>0x0</text:p>
            </table:table-cell>
            <table:table-cell table:style-name="ce141" office:value-type="string">
              <text:p>Status of the test on the memory channel #1.</text:p>
              <text:p><text:s text:c="4"/>[0X] The test is stopped.</text:p>
              <text:p><text:s text:c="4"/>[X0] The test is error free. </text:p>
              <text:p><text:s text:c="4"/>[1X] The test is running. </text:p>
              <text:p><text:s text:c="4"/>[X1] The test is reporting an error.</text:p>
            </table:table-cell>
            <table:table-cell table:style-name="ce145" table:number-columns-repeated="1016"/>
          </table:table-row>
        </table:table-row-group>
        <table:table-row table:style-name="ro4">
          <table:table-cell table:style-name="ce6"/>
          <table:table-cell table:style-name="ce6" office:value-type="string">
            <text:p>0x06</text:p>
          </table:table-cell>
          <table:table-cell table:style-name="ce22" office:value-type="string" table:number-columns-spanned="1" table:number-rows-spanned="7">
            <text:p>DIAG_CTRL_2</text:p>
          </table:table-cell>
          <table:table-cell table:style-name="ce63" office:value-type="string" table:number-columns-spanned="5" table:number-rows-spanned="1">
            <text:p>Control register #2</text:p>
          </table:table-cell>
          <table:covered-table-cell table:style-name="ce91"/>
          <table:covered-table-cell table:number-columns-repeated="2" table:style-name="ce99"/>
          <table:covered-table-cell table:style-name="ce141"/>
          <table:table-cell table:style-name="ce145" table:number-columns-repeated="1016"/>
        </table:table-row>
        <table:table-row-group table:display="false">
          <table:table-row table:style-name="ro31" table:visibility="collapse">
            <table:table-cell table:style-name="ce6" table:number-columns-repeated="2"/>
            <table:covered-table-cell table:style-name="ce28"/>
            <table:table-cell table:style-name="ce64" office:value-type="string">
              <text:p>ROLE_UdpEchoCtrl</text:p>
            </table:table-cell>
            <table:table-cell table:style-name="ce90" office:value-type="string">
              <text:p>1:0</text:p>
            </table:table-cell>
            <table:table-cell table:style-name="ce98" office:value-type="string">
              <text:p>RW</text:p>
            </table:table-cell>
            <table:table-cell table:style-name="ce98" office:value-type="string">
              <text:p>0x00</text:p>
            </table:table-cell>
            <table:table-cell table:style-name="ce142" office:value-type="string">
              <text:p>Set this field to enable/disable the UDP echo function of the Flash's role.</text:p>
              <text:p><text:s text:c="4"/>[00] Enable the UDP echo function in pass-through mode.</text:p>
              <text:p><text:s text:c="4"/>[01] Enable the UDP echo function in store-and-forward mode.</text:p>
              <text:p><text:s text:c="4"/>[10] Disable UDP echo function and enable the UDP post function.</text:p>
              <text:p><text:s text:c="4"/>[11] Reserved.</text:p>
            </table:table-cell>
            <table:table-cell table:style-name="ce145" table:number-columns-repeated="1016"/>
          </table:table-row>
          <table:table-row table:style-name="ro8" table:visibility="collapse">
            <table:table-cell table:style-name="ce6" table:number-columns-repeated="2"/>
            <table:covered-table-cell table:style-name="ce28"/>
            <table:table-cell table:style-name="ce65" office:value-type="string">
              <text:p>ROLE_UdpPostPktEn</text:p>
            </table:table-cell>
            <table:table-cell table:style-name="ce92" office:value-type="float" office:value="2">
              <text:p>2</text:p>
            </table:table-cell>
            <table:table-cell table:style-name="ce100" office:value-type="string">
              <text:p>RW</text:p>
            </table:table-cell>
            <table:table-cell table:style-name="ce100" office:value-type="string">
              <text:p>0x00</text:p>
            </table:table-cell>
            <table:table-cell table:style-name="ce119" office:value-type="string">
              <text:p>Set to 1 to enable the posting of packets on the UDP port of the application. The payload is limited to 1024 bytes and is defined by the content of the extended memory pages #0 to #7.</text:p>
              <text:p>When reset, the ROLE stops sending packets on the UDP Tx port.</text:p>
            </table:table-cell>
            <table:table-cell table:style-name="ce145" table:number-columns-repeated="1016"/>
          </table:table-row>
          <table:table-row table:style-name="ro32" table:visibility="collapse">
            <table:table-cell table:style-name="ce6" table:number-columns-repeated="2"/>
            <table:covered-table-cell table:style-name="ce28"/>
            <table:table-cell table:style-name="ce65" office:value-type="string">
              <text:p>ROLE_UdpCaptPktEn</text:p>
            </table:table-cell>
            <table:table-cell table:style-name="ce92" office:value-type="float" office:value="3">
              <text:p>3</text:p>
            </table:table-cell>
            <table:table-cell table:style-name="ce100" office:value-type="string">
              <text:p>RW</text:p>
            </table:table-cell>
            <table:table-cell table:style-name="ce100" office:value-type="string">
              <text:p>0x00</text:p>
            </table:table-cell>
            <table:table-cell table:style-name="ce119" office:value-type="string">
              <text:p>Set to 1 to enable the capture of packets by the UDP port of the application. The payload is limited to 1024 bytes and is dumped into the extended memory pages #0 to #7.</text:p>
              <text:p>When reset, the ROLE stops capturing packets on the UDP Rx port.</text:p>
            </table:table-cell>
            <table:table-cell table:style-name="ce145" table:number-columns-repeated="1016"/>
          </table:table-row>
          <table:table-row table:style-name="ro33" table:visibility="collapse">
            <table:table-cell table:style-name="ce6" table:number-columns-repeated="2"/>
            <table:covered-table-cell table:style-name="ce28"/>
            <table:table-cell table:style-name="ce65" office:value-type="string">
              <text:p>ROLE_TcpEchoCtrl</text:p>
            </table:table-cell>
            <table:table-cell table:style-name="ce93" office:value-type="string">
              <text:p>5:4</text:p>
            </table:table-cell>
            <table:table-cell table:style-name="ce100" office:value-type="string">
              <text:p>RW</text:p>
            </table:table-cell>
            <table:table-cell table:style-name="ce100" office:value-type="string">
              <text:p>0x00</text:p>
            </table:table-cell>
            <table:table-cell table:style-name="ce143" office:value-type="string">
              <text:p>Set this field to enable/disable the TCP echo function of the Flash's role.</text:p>
              <text:p><text:s text:c="4"/>[00] Disables the TCP echo function.</text:p>
              <text:p><text:s text:c="4"/>[01] Enable the TCP echo function in pass-through mode.</text:p>
              <text:p><text:s text:c="4"/>[10] Enable the TCP echo function in store-and-forward mode</text:p>
              <text:p><text:s text:c="4"/>[11] Reserved.</text:p>
            </table:table-cell>
            <table:table-cell table:style-name="ce145" table:number-columns-repeated="1016"/>
          </table:table-row>
          <table:table-row table:style-name="ro8" table:visibility="collapse">
            <table:table-cell table:style-name="ce6" table:number-columns-repeated="2"/>
            <table:covered-table-cell table:style-name="ce28"/>
            <table:table-cell table:style-name="ce65" office:value-type="string">
              <text:p>ROLE_TcpPostPktEn</text:p>
            </table:table-cell>
            <table:table-cell table:style-name="ce92" office:value-type="float" office:value="6">
              <text:p>6</text:p>
            </table:table-cell>
            <table:table-cell table:style-name="ce100" office:value-type="string">
              <text:p>RW</text:p>
            </table:table-cell>
            <table:table-cell table:style-name="ce100" office:value-type="string">
              <text:p>0x00</text:p>
            </table:table-cell>
            <table:table-cell table:style-name="ce119" office:value-type="string">
              <text:p>Set to 1 to enable the posting of packets on the TCP port of the application. The payload is limited to 1024 bytes and is defined by the content of the extended memory page #0 to #7.</text:p>
              <text:p>When reset, the APP stops sending packets on the TCP Tx port.</text:p>
            </table:table-cell>
            <table:table-cell table:style-name="ce145" table:number-columns-repeated="1016"/>
          </table:table-row>
          <table:table-row table:style-name="ro34" table:visibility="collapse">
            <table:table-cell table:style-name="ce6" table:number-columns-repeated="2"/>
            <table:covered-table-cell table:style-name="ce28"/>
            <table:table-cell table:style-name="ce66" office:value-type="string">
              <text:p>ROLE_TcpCaptPktEn</text:p>
            </table:table-cell>
            <table:table-cell table:style-name="ce94" office:value-type="float" office:value="7">
              <text:p>7</text:p>
            </table:table-cell>
            <table:table-cell table:style-name="ce101" office:value-type="string">
              <text:p>RW</text:p>
            </table:table-cell>
            <table:table-cell table:style-name="ce101" office:value-type="string">
              <text:p>0x00</text:p>
            </table:table-cell>
            <table:table-cell table:style-name="ce121" office:value-type="string">
              <text:p>Set to 1 to enable the capture of packets by the TCP port of the application. The payload is limited to 1024 bytes and is dumped into the extended memory pages #0 to #7.</text:p>
              <text:p>When reset, the ECHO stops capturing packets on the TCP Rx port.</text:p>
            </table:table-cell>
            <table:table-cell table:style-name="ce145" table:number-columns-repeated="1016"/>
          </table:table-row>
        </table:table-row-group>
        <table:table-row table:style-name="ro4">
          <table:table-cell table:style-name="ce6"/>
          <table:table-cell table:style-name="ce14"/>
          <table:table-cell table:style-name="ce23"/>
          <table:table-cell table:number-columns-repeated="5"/>
          <table:table-cell table:style-name="ce145" table:number-columns-repeated="1016"/>
        </table:table-row>
        <table:table-row table:style-name="ro4">
          <table:table-cell table:style-name="ce4" office:value-type="string">
            <text:p>[0x7F]</text:p>
          </table:table-cell>
          <table:table-cell table:style-name="ce13" office:value-type="string">
            <text:p>PAGE_REG</text:p>
          </table:table-cell>
          <table:table-cell table:style-name="ce24"/>
          <table:table-cell table:style-name="ce32"/>
          <table:table-cell table:style-name="ce68" table:number-columns-repeated="3"/>
          <table:table-cell table:style-name="ce112"/>
          <table:table-cell table:style-name="ce145" table:number-columns-repeated="1016"/>
        </table:table-row>
        <table:table-row table:style-name="ro4">
          <table:table-cell table:style-name="Default"/>
          <table:table-cell table:style-name="ce6" office:value-type="string">
            <text:p>0x00</text:p>
          </table:table-cell>
          <table:table-cell table:style-name="ce22" office:value-type="string" table:number-columns-spanned="1" table:number-rows-spanned="2">
            <text:p>PAGE_SEL</text:p>
          </table:table-cell>
          <table:table-cell table:style-name="ce48" office:value-type="string" table:number-columns-spanned="5" table:number-rows-spanned="1">
            <text:p>Extended page select register</text:p>
          </table:table-cell>
          <table:covered-table-cell table:style-name="ce73"/>
          <table:covered-table-cell table:number-columns-repeated="2" table:style-name="ce86"/>
          <table:covered-table-cell table:style-name="ce117"/>
          <table:table-cell table:style-name="ce145" table:number-columns-repeated="1016"/>
        </table:table-row>
        <table:table-row-group table:display="false">
          <table:table-row table:style-name="ro4" table:visibility="collapse">
            <table:table-cell table:style-name="ce5" table:number-columns-repeated="2"/>
            <table:covered-table-cell table:style-name="ce20"/>
            <table:table-cell table:style-name="ce51" office:value-type="string">
              <text:p>Data</text:p>
            </table:table-cell>
            <table:table-cell table:style-name="ce81" office:value-type="string">
              <text:p>7:0</text:p>
            </table:table-cell>
            <table:table-cell table:style-name="ce69" office:value-type="string">
              <text:p>RW</text:p>
            </table:table-cell>
            <table:table-cell table:style-name="ce69" office:value-type="string">
              <text:p>0x0</text:p>
            </table:table-cell>
            <table:table-cell table:style-name="ce113" office:value-type="string">
              <text:p><text:s text:c="6"/></text:p>
            </table:table-cell>
            <table:table-cell table:style-name="ce144" table:number-columns-repeated="1016"/>
          </table:table-row>
        </table:table-row-group>
        <table:table-row table:style-name="ro4" table:number-rows-repeated="5">
          <table:table-cell table:style-name="ce6"/>
          <table:table-cell table:style-name="ce14"/>
          <table:table-cell table:style-name="ce23"/>
          <table:table-cell table:number-columns-repeated="5"/>
          <table:table-cell table:style-name="ce145" table:number-columns-repeated="1016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/>
          <table:table-cell office:value-type="string">
            <text:p>TOP</text:p>
          </table:table-cell>
          <table:table-cell table:number-columns-repeated="1022"/>
        </table:table-row>
        <table:table-row table:style-name="ro4" table:number-rows-repeated="104845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12/19/2018</text:date>, <text:time>14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18-12-19T14:32:14.85</dc:date>
    <dc:creator>Francois Abel</dc:creator>
    <meta:editing-duration>P12DT7H52M49S</meta:editing-duration>
    <meta:editing-cycles>98</meta:editing-cycles>
    <meta:generator>OpenOffice/4.1.3$Win32 OpenOffice.org_project/413m1$Build-9783</meta:generator>
    <meta:document-statistic meta:table-count="1" meta:cell-count="371" meta:object-count="0"/>
  </office:meta>
</office:document-meta>
</file>